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Sans Serif" svg:font-family="Sans Serif"/>
  </office:font-face-decls>
  <office:automatic-styles>
    <style:style style:name="P2" style:parent-style-name="new1" style:family="paragraph" style:master-page-name="Standard">
      <style:paragraph-properties fo:margin-left="0pt" fo:margin-right="0pt" style:page-number="1" style:writing-mode="lr-tb">
        <style:tab-stops>
          <style:tab-stop style:position="566.930116pt" style:type="right" style:leader-type="none"/>
        </style:tab-stops>
      </style:paragraph-properties>
      <style:text-properties/>
    </style:style>
    <style:style style:name="P3" style:parent-style-name="new3" style:family="paragraph" style:master-page-name="Standard">
      <style:paragraph-properties fo:margin-right="1pt" style:page-number="1" style:writing-mode="lr-tb">
        <style:tab-stops>
          <style:tab-stop style:position="55.8629776021036pt" style:type="char" style:char="," style:leader-type="none"/>
        </style:tab-stops>
      </style:paragraph-properties>
      <style:text-properties/>
    </style:style>
    <style:style style:name="P4" style:parent-style-name="Standard" style:family="paragraph" style:master-page-name="Standard">
      <style:paragraph-properties style:page-number="1" style:writing-mode="lr-tb">
        <style:tab-stops>
          <style:tab-stop style:position="163.37285902502pt" style:type="left" style:leader-type="none"/>
        </style:tab-stops>
      </style:paragraph-properties>
      <style:text-properties/>
    </style:style>
    <style:style style:name="T1" style:family="text">
      <style:text-properties fo:font-weight="bold"/>
    </style:style>
    <style:style style:name="P5" style:parent-style-name="Standard" style:family="paragraph">
      <style:paragraph-properties style:writing-mode="lr-tb">
        <style:tab-stops>
          <style:tab-stop style:position="163.37285902502pt" style:type="left" style:leader-type="none"/>
        </style:tab-stops>
      </style:paragraph-properties>
      <style:text-properties/>
    </style:style>
    <style:style style:name="P6" style:parent-style-name="Standard" style:family="paragraph">
      <style:paragraph-properties style:writing-mode="lr-tb">
        <style:tab-stops>
          <style:tab-stop style:position="163.37285902502pt" style:type="left" style:leader-type="none"/>
        </style:tab-stops>
      </style:paragraph-properties>
      <style:text-properties fo:font-weight="bold"/>
    </style:style>
    <style:style style:name="T2" style:family="text">
      <style:text-properties fo:font-weight="normal"/>
    </style:style>
    <style:style style:name="fr1" style:family="graphic">
      <style:graphic-properties draw:fill-color="#b05648" fo:background-color="#b05648" fo:border="none" fo:padding-top="34.01580696pt" koffice:frame-behavior-on-new-page="copy" style:horizontal-pos="from-left" style:horizontal-rel="page" style:protect="size" style:vertical-pos="from-top" style:vertical-rel="page" style:wrap="biggest"/>
    </style:style>
    <style:style style:name="fr2" style:family="graphic">
      <style:graphic-properties draw:fill-color="#ffffff" fo:background-color="#ffffff" fo:border="none" fo:margin-bottom="0.992127703pt" fo:margin-left="0.992127703pt" fo:margin-right="0.992127703pt" fo:margin-top="0.992127703pt" koffice:frame-behavior-on-new-page="copy" style:horizontal-pos="from-left" style:horizontal-rel="page" style:protect="content size" style:vertical-pos="from-top" style:vertical-rel="page" style:wrap="none"/>
    </style:style>
  </office:automatic-styles>
  <office:body>
    <office:text>
      <draw:frame draw:name="Headers" draw:style-name="fr1" svg:x="0pt" svg:y="0pt" text:anchor-type="page" text:anchor-page-number="1" draw:z-index="8" svg:width="595.2766218pt" svg:height="0.01pt">
        <draw:text-box fo:min-height="0.01pt" draw:chain-next-name="Headers-2">
          <text:p text:style-name="P2">Trucos GNU/Linux (por maslinux.org)</text:p>
        </draw:text-box>
      </draw:frame>
      <draw:frame draw:name="Headers-2" draw:style-name="fr1" svg:x="0pt" svg:y="841.89122226pt" text:anchor-type="page" text:anchor-page-number="1" draw:z-index="6" svg:width="595.2766218pt" svg:height="0.00999999999999091pt" draw:copy-of="Headers">
        <draw:text-box fo:min-height="0.01pt" draw:chain-next-name="Headers-3"/>
      </draw:frame>
      <draw:frame draw:name="Headers-3" draw:style-name="fr1" svg:x="0pt" svg:y="841.89122226pt" text:anchor-type="page" text:anchor-page-number="1" draw:z-index="4" svg:width="595.2766218pt" svg:height="0.00999999999999091pt" draw:copy-of="Headers-2">
        <draw:text-box fo:min-height="0.01pt" draw:chain-next-name="Headers-4"/>
      </draw:frame>
      <draw:frame draw:name="Headers-4" draw:style-name="fr1" svg:x="0pt" svg:y="841.89122226pt" text:anchor-type="page" text:anchor-page-number="1" draw:z-index="9" svg:width="595.2766218pt" svg:height="0.00999999999999091pt" draw:copy-of="Headers-3">
        <draw:text-box fo:min-height="0.01pt" draw:chain-next-name="Headers-5"/>
      </draw:frame>
      <draw:frame draw:name="Headers-5" draw:style-name="fr1" svg:x="0pt" svg:y="841.89122226pt" text:anchor-type="page" text:anchor-page-number="1" draw:z-index="7" svg:width="595.2766218pt" svg:height="0.00999999999999091pt" draw:copy-of="Headers-4">
        <draw:text-box fo:min-height="0.01pt" draw:chain-next-name="Headers-6"/>
      </draw:frame>
      <draw:frame draw:name="Headers-6" draw:style-name="fr1" svg:x="0pt" svg:y="841.89122226pt" text:anchor-type="page" text:anchor-page-number="2" draw:z-index="7" svg:width="595.2766218pt" svg:height="0.00999999999999091pt" draw:copy-of="Headers-5">
        <draw:text-box fo:min-height="0.01pt" draw:chain-next-name="Headers-7"/>
      </draw:frame>
      <draw:frame draw:name="Headers-7" draw:style-name="fr1" svg:x="0pt" svg:y="841.89122226pt" text:anchor-type="page" text:anchor-page-number="2" draw:z-index="4" svg:width="595.2766218pt" svg:height="0.00999999999999091pt" draw:copy-of="Headers-6">
        <draw:text-box fo:min-height="0.01pt" draw:chain-next-name="Headers-8"/>
      </draw:frame>
      <draw:frame draw:name="Headers-8" draw:style-name="fr1" svg:x="0pt" svg:y="841.89122226pt" text:anchor-type="page" text:anchor-page-number="2" draw:z-index="6" svg:width="595.2766218pt" svg:height="0.00999999999999091pt" draw:copy-of="Headers-7">
        <draw:text-box fo:min-height="0.01pt" draw:chain-next-name="Headers-9"/>
      </draw:frame>
      <draw:frame draw:name="Headers-9" draw:style-name="fr1" svg:x="0pt" svg:y="841.89122226pt" text:anchor-type="page" text:anchor-page-number="3" draw:z-index="7" svg:width="595.2766218pt" svg:height="0.0100000000002183pt" draw:copy-of="Headers-8">
        <draw:text-box fo:min-height="0.01pt" draw:chain-next-name="Headers-10"/>
      </draw:frame>
      <draw:frame draw:name="Headers-10" draw:style-name="fr1" svg:x="0pt" svg:y="841.89122226pt" text:anchor-type="page" text:anchor-page-number="3" draw:z-index="4" svg:width="595.2766218pt" svg:height="0.0100000000002183pt" draw:copy-of="Headers-9">
        <draw:text-box fo:min-height="0.01pt" draw:chain-next-name="Headers-11"/>
      </draw:frame>
      <draw:frame draw:name="Headers-11" draw:style-name="fr1" svg:x="0pt" svg:y="841.89122226pt" text:anchor-type="page" text:anchor-page-number="3" draw:z-index="6" svg:width="595.2766218pt" svg:height="0.0100000000002183pt" draw:copy-of="Headers-10">
        <draw:text-box fo:min-height="0.01pt" draw:chain-next-name="Headers-12"/>
      </draw:frame>
      <draw:frame draw:name="Headers-12" draw:style-name="fr1" svg:x="0pt" svg:y="841.89122226pt" text:anchor-type="page" text:anchor-page-number="4" draw:z-index="7" svg:width="595.2766218pt" svg:height="0.0100000000002183pt" draw:copy-of="Headers-11">
        <draw:text-box fo:min-height="0.01pt" draw:chain-next-name="Headers-13"/>
      </draw:frame>
      <draw:frame draw:name="Headers-13" draw:style-name="fr1" svg:x="0pt" svg:y="841.89122226pt" text:anchor-type="page" text:anchor-page-number="4" draw:z-index="4" svg:width="595.2766218pt" svg:height="0.0100000000002183pt" draw:copy-of="Headers-12">
        <draw:text-box fo:min-height="0.01pt" draw:chain-next-name="Headers-14"/>
      </draw:frame>
      <draw:frame draw:name="Headers-14" draw:style-name="fr1" svg:x="0pt" svg:y="841.89122226pt" text:anchor-type="page" text:anchor-page-number="4" draw:z-index="6" svg:width="595.2766218pt" svg:height="0.0100000000002183pt" draw:copy-of="Headers-13">
        <draw:text-box fo:min-height="0.01pt" draw:chain-next-name="Headers-15"/>
      </draw:frame>
      <draw:frame draw:name="Headers-15" draw:style-name="fr1" svg:x="0pt" svg:y="841.89122226pt" text:anchor-type="page" text:anchor-page-number="5" draw:z-index="7" svg:width="595.2766218pt" svg:height="0.0100000000002183pt" draw:copy-of="Headers-14">
        <draw:text-box fo:min-height="0.01pt" draw:chain-next-name="Headers-16"/>
      </draw:frame>
      <draw:frame draw:name="Headers-16" draw:style-name="fr1" svg:x="0pt" svg:y="841.89122226pt" text:anchor-type="page" text:anchor-page-number="5" draw:z-index="4" svg:width="595.2766218pt" svg:height="0.0100000000002183pt" draw:copy-of="Headers-15">
        <draw:text-box fo:min-height="0.01pt" draw:chain-next-name="Headers-17"/>
      </draw:frame>
      <draw:frame draw:name="Headers-17" draw:style-name="fr1" svg:x="0pt" svg:y="841.89122226pt" text:anchor-type="page" text:anchor-page-number="5" draw:z-index="6" svg:width="595.2766218pt" svg:height="0.0100000000002183pt" draw:copy-of="Headers-16">
        <draw:text-box fo:min-height="0.01pt" draw:chain-next-name="Headers-18"/>
      </draw:frame>
      <draw:frame draw:name="Headers-18" draw:style-name="fr1" svg:x="0pt" svg:y="841.89122226pt" text:anchor-type="page" text:anchor-page-number="6" draw:z-index="6" svg:width="595.2766218pt" svg:height="0.0100000000002183pt" draw:copy-of="Headers-17">
        <draw:text-box fo:min-height="0.01pt" draw:chain-next-name="Headers-19"/>
      </draw:frame>
      <draw:frame draw:name="Headers-19" draw:style-name="fr1" svg:x="0pt" svg:y="841.89122226pt" text:anchor-type="page" text:anchor-page-number="6" draw:z-index="4" svg:width="595.2766218pt" svg:height="0.0100000000002183pt" draw:copy-of="Headers-18">
        <draw:text-box fo:min-height="0.01pt" draw:chain-next-name="Headers-20"/>
      </draw:frame>
      <draw:frame draw:name="Headers-20" draw:style-name="fr1" svg:x="0pt" svg:y="841.89122226pt" text:anchor-type="page" text:anchor-page-number="6" draw:z-index="7" svg:width="595.2766218pt" svg:height="0.0100000000002183pt" draw:copy-of="Headers-19">
        <draw:text-box fo:min-height="0.01pt" draw:chain-next-name="Headers-21"/>
      </draw:frame>
      <draw:frame draw:name="Headers-21" draw:style-name="fr1" svg:x="0pt" svg:y="841.89122226pt" text:anchor-type="page" text:anchor-page-number="7" draw:z-index="6" svg:width="595.2766218pt" svg:height="0.0100000000002183pt" draw:copy-of="Headers-20">
        <draw:text-box fo:min-height="0.01pt" draw:chain-next-name="Headers-22"/>
      </draw:frame>
      <draw:frame draw:name="Headers-22" draw:style-name="fr1" svg:x="0pt" svg:y="841.89122226pt" text:anchor-type="page" text:anchor-page-number="7" draw:z-index="7" svg:width="595.2766218pt" svg:height="0.0100000000002183pt" draw:copy-of="Headers-21">
        <draw:text-box fo:min-height="0.01pt" draw:chain-next-name="Headers-23"/>
      </draw:frame>
      <draw:frame draw:name="Headers-23" draw:style-name="fr1" svg:x="0pt" svg:y="841.89122226pt" text:anchor-type="page" text:anchor-page-number="7" draw:z-index="4" svg:width="595.2766218pt" svg:height="0.0100000000002183pt" draw:copy-of="Headers-22">
        <draw:text-box fo:min-height="0.01pt" draw:chain-next-name="Headers-24"/>
      </draw:frame>
      <draw:frame draw:name="Headers-24" draw:style-name="fr1" svg:x="0pt" svg:y="841.89122226pt" text:anchor-type="page" text:anchor-page-number="8" draw:z-index="4" svg:width="595.2766218pt" svg:height="0.0100000000002183pt" draw:copy-of="Headers-23">
        <draw:text-box fo:min-height="0.01pt" draw:chain-next-name="Headers-25"/>
      </draw:frame>
      <draw:frame draw:name="Headers-25" draw:style-name="fr1" svg:x="0pt" svg:y="841.89122226pt" text:anchor-type="page" text:anchor-page-number="8" draw:z-index="7" svg:width="595.2766218pt" svg:height="0.0100000000002183pt" draw:copy-of="Headers-24">
        <draw:text-box fo:min-height="0.01pt" draw:chain-next-name="Headers-26"/>
      </draw:frame>
      <draw:frame draw:name="Headers-26" draw:style-name="fr1" svg:x="0pt" svg:y="841.89122226pt" text:anchor-type="page" text:anchor-page-number="8" draw:z-index="6" svg:width="595.2766218pt" svg:height="0.0100000000002183pt" draw:copy-of="Headers-25">
        <draw:text-box fo:min-height="0.01pt" draw:chain-next-name="Headers-27"/>
      </draw:frame>
      <draw:frame draw:name="Headers-27" draw:style-name="fr1" svg:x="0pt" svg:y="841.89122226pt" text:anchor-type="page" text:anchor-page-number="9" draw:z-index="4" svg:width="595.2766218pt" svg:height="0.0100000000002183pt" draw:copy-of="Headers-26">
        <draw:text-box fo:min-height="0.01pt" draw:chain-next-name="Headers-28"/>
      </draw:frame>
      <draw:frame draw:name="Headers-28" draw:style-name="fr1" svg:x="0pt" svg:y="841.89122226pt" text:anchor-type="page" text:anchor-page-number="9" draw:z-index="6" svg:width="595.2766218pt" svg:height="0.0100000000002183pt" draw:copy-of="Headers-27">
        <draw:text-box fo:min-height="0.01pt" draw:chain-next-name="Headers-29"/>
      </draw:frame>
      <draw:frame draw:name="Headers-29" draw:style-name="fr1" svg:x="0pt" svg:y="841.89122226pt" text:anchor-type="page" text:anchor-page-number="9" draw:z-index="7" svg:width="595.2766218pt" svg:height="0.0100000000002183pt" draw:copy-of="Headers-28">
        <draw:text-box fo:min-height="0.01pt" draw:chain-next-name="Headers-30"/>
      </draw:frame>
      <draw:frame draw:name="Headers-30" draw:style-name="fr1" svg:x="0pt" svg:y="841.891222259999pt" text:anchor-type="page" text:anchor-page-number="10" draw:z-index="6" svg:width="595.2766218pt" svg:height="0.0100000000002183pt" draw:copy-of="Headers-29">
        <draw:text-box fo:min-height="0.01pt" draw:chain-next-name="Headers-31"/>
      </draw:frame>
      <draw:frame draw:name="Headers-31" draw:style-name="fr1" svg:x="0pt" svg:y="841.891222259999pt" text:anchor-type="page" text:anchor-page-number="10" draw:z-index="7" svg:width="595.2766218pt" svg:height="0.0100000000002183pt" draw:copy-of="Headers-30">
        <draw:text-box fo:min-height="0.01pt" draw:chain-next-name="Headers-32"/>
      </draw:frame>
      <draw:frame draw:name="Headers-32" draw:style-name="fr1" svg:x="0pt" svg:y="841.891222259999pt" text:anchor-type="page" text:anchor-page-number="10" draw:z-index="4" svg:width="595.2766218pt" svg:height="0.0100000000002183pt" draw:copy-of="Headers-31">
        <draw:text-box fo:min-height="0.01pt" draw:chain-next-name="Headers-33"/>
      </draw:frame>
      <draw:frame draw:name="Headers-33" draw:style-name="fr1" svg:x="0pt" svg:y="841.891222259999pt" text:anchor-type="page" text:anchor-page-number="11" draw:z-index="6" svg:width="595.2766218pt" svg:height="0.0100000000002183pt" draw:copy-of="Headers-32">
        <draw:text-box fo:min-height="0.01pt" draw:chain-next-name="Headers-34"/>
      </draw:frame>
      <draw:frame draw:name="Headers-34" draw:style-name="fr1" svg:x="0pt" svg:y="841.891222259999pt" text:anchor-type="page" text:anchor-page-number="11" draw:z-index="4" svg:width="595.2766218pt" svg:height="0.0100000000002183pt" draw:copy-of="Headers-33">
        <draw:text-box fo:min-height="0.01pt" draw:chain-next-name="Headers-35"/>
      </draw:frame>
      <draw:frame draw:name="Headers-35" draw:style-name="fr1" svg:x="0pt" svg:y="841.891222259999pt" text:anchor-type="page" text:anchor-page-number="11" draw:z-index="7" svg:width="595.2766218pt" svg:height="0.0100000000002183pt" draw:copy-of="Headers-34">
        <draw:text-box fo:min-height="0.01pt" draw:chain-next-name="Headers-36"/>
      </draw:frame>
      <draw:frame draw:name="Headers-36" draw:style-name="fr1" svg:x="0pt" svg:y="841.891222259999pt" text:anchor-type="page" text:anchor-page-number="12" draw:z-index="4" svg:width="595.2766218pt" svg:height="0.0100000000002183pt" draw:copy-of="Headers-35">
        <draw:text-box fo:min-height="0.01pt" draw:chain-next-name="Headers-37"/>
      </draw:frame>
      <draw:frame draw:name="Headers-37" draw:style-name="fr1" svg:x="0pt" svg:y="841.891222259999pt" text:anchor-type="page" text:anchor-page-number="12" draw:z-index="7" svg:width="595.2766218pt" svg:height="0.0100000000002183pt" draw:copy-of="Headers-36">
        <draw:text-box fo:min-height="0.01pt" draw:chain-next-name="Headers-38"/>
      </draw:frame>
      <draw:frame draw:name="Headers-38" draw:style-name="fr1" svg:x="0pt" svg:y="841.891222259999pt" text:anchor-type="page" text:anchor-page-number="12" draw:z-index="6" svg:width="595.2766218pt" svg:height="0.0100000000002183pt" draw:copy-of="Headers-37">
        <draw:text-box fo:min-height="0.01pt" draw:chain-next-name="Headers-39"/>
      </draw:frame>
      <draw:frame draw:name="Headers-39" draw:style-name="fr1" svg:x="0pt" svg:y="841.891222259999pt" text:anchor-type="page" text:anchor-page-number="13" draw:z-index="4" svg:width="595.2766218pt" svg:height="0.0100000000002183pt" draw:copy-of="Headers-38">
        <draw:text-box fo:min-height="0.01pt" draw:chain-next-name="Headers-40"/>
      </draw:frame>
      <draw:frame draw:name="Headers-40" draw:style-name="fr1" svg:x="0pt" svg:y="841.891222259999pt" text:anchor-type="page" text:anchor-page-number="13" draw:z-index="7" svg:width="595.2766218pt" svg:height="0.0100000000002183pt" draw:copy-of="Headers-39">
        <draw:text-box fo:min-height="0.01pt" draw:chain-next-name="Headers-41"/>
      </draw:frame>
      <draw:frame draw:name="Headers-41" draw:style-name="fr1" svg:x="0pt" svg:y="841.891222259999pt" text:anchor-type="page" text:anchor-page-number="13" draw:z-index="6" svg:width="595.2766218pt" svg:height="0.0100000000002183pt" draw:copy-of="Headers-40">
        <draw:text-box fo:min-height="0.01pt" draw:chain-next-name="Headers-42"/>
      </draw:frame>
      <draw:frame draw:name="Headers-42" draw:style-name="fr1" svg:x="0pt" svg:y="841.891222259999pt" text:anchor-type="page" text:anchor-page-number="14" draw:z-index="6" svg:width="595.2766218pt" svg:height="0.0100000000002183pt" draw:copy-of="Headers-41">
        <draw:text-box fo:min-height="0.01pt" draw:chain-next-name="Headers-43"/>
      </draw:frame>
      <draw:frame draw:name="Headers-43" draw:style-name="fr1" svg:x="0pt" svg:y="841.891222259999pt" text:anchor-type="page" text:anchor-page-number="14" draw:z-index="4" svg:width="595.2766218pt" svg:height="0.0100000000002183pt" draw:copy-of="Headers-42">
        <draw:text-box fo:min-height="0.01pt" draw:chain-next-name="Headers-44"/>
      </draw:frame>
      <draw:frame draw:name="Headers-44" draw:style-name="fr1" svg:x="0pt" svg:y="841.891222259999pt" text:anchor-type="page" text:anchor-page-number="14" draw:z-index="7" svg:width="595.2766218pt" svg:height="0.0100000000002183pt" draw:copy-of="Headers-43">
        <draw:text-box fo:min-height="0.01pt" draw:chain-next-name="Headers-45"/>
      </draw:frame>
      <draw:frame draw:name="Headers-45" draw:style-name="fr1" svg:x="0pt" svg:y="841.891222259999pt" text:anchor-type="page" text:anchor-page-number="15" draw:z-index="4" svg:width="595.2766218pt" svg:height="0.0100000000002183pt" draw:copy-of="Headers-44">
        <draw:text-box fo:min-height="0.01pt" draw:chain-next-name="Headers-46"/>
      </draw:frame>
      <draw:frame draw:name="Headers-46" draw:style-name="fr1" svg:x="0pt" svg:y="841.891222259999pt" text:anchor-type="page" text:anchor-page-number="15" draw:z-index="6" svg:width="595.2766218pt" svg:height="0.0100000000002183pt" draw:copy-of="Headers-45">
        <draw:text-box fo:min-height="0.01pt" draw:chain-next-name="Headers-47"/>
      </draw:frame>
      <draw:frame draw:name="Headers-47" draw:style-name="fr1" svg:x="0pt" svg:y="841.891222259999pt" text:anchor-type="page" text:anchor-page-number="15" draw:z-index="7" svg:width="595.2766218pt" svg:height="0.0100000000002183pt" draw:copy-of="Headers-46">
        <draw:text-box fo:min-height="0.01pt" draw:chain-next-name="Headers-48"/>
      </draw:frame>
      <draw:frame draw:name="Headers-48" draw:style-name="fr1" svg:x="0pt" svg:y="841.891222259999pt" text:anchor-type="page" text:anchor-page-number="16" draw:z-index="4" svg:width="595.2766218pt" svg:height="0.0100000000002183pt" draw:copy-of="Headers-47">
        <draw:text-box fo:min-height="0.01pt" draw:chain-next-name="Headers-49"/>
      </draw:frame>
      <draw:frame draw:name="Headers-49" draw:style-name="fr1" svg:x="0pt" svg:y="841.891222259999pt" text:anchor-type="page" text:anchor-page-number="16" draw:z-index="6" svg:width="595.2766218pt" svg:height="0.0100000000002183pt" draw:copy-of="Headers-48">
        <draw:text-box fo:min-height="0.01pt" draw:chain-next-name="Headers-50"/>
      </draw:frame>
      <draw:frame draw:name="Headers-50" draw:style-name="fr1" svg:x="0pt" svg:y="841.891222259999pt" text:anchor-type="page" text:anchor-page-number="16" draw:z-index="7" svg:width="595.2766218pt" svg:height="0.0100000000002183pt" draw:copy-of="Headers-49">
        <draw:text-box fo:min-height="0.01pt" draw:chain-next-name="Headers-51"/>
      </draw:frame>
      <draw:frame draw:name="Headers-51" draw:style-name="fr1" svg:x="0pt" svg:y="841.891222259999pt" text:anchor-type="page" text:anchor-page-number="17" draw:z-index="6" svg:width="595.2766218pt" svg:height="0.0100000000002183pt" draw:copy-of="Headers-50">
        <draw:text-box fo:min-height="0.01pt" draw:chain-next-name="Headers-52"/>
      </draw:frame>
      <draw:frame draw:name="Headers-52" draw:style-name="fr1" svg:x="0pt" svg:y="841.891222259999pt" text:anchor-type="page" text:anchor-page-number="17" draw:z-index="4" svg:width="595.2766218pt" svg:height="0.0100000000002183pt" draw:copy-of="Headers-51">
        <draw:text-box fo:min-height="0.01pt" draw:chain-next-name="Headers-53"/>
      </draw:frame>
      <draw:frame draw:name="Headers-53" draw:style-name="fr1" svg:x="0pt" svg:y="841.891222259999pt" text:anchor-type="page" text:anchor-page-number="17" draw:z-index="7" svg:width="595.2766218pt" svg:height="0.0100000000002183pt" draw:copy-of="Headers-52">
        <draw:text-box fo:min-height="0.01pt"/>
      </draw:frame>
      <draw:frame draw:name="Footers" draw:style-name="fr2" svg:x="1.05401844532271pt" svg:y="780.979205262618pt" text:anchor-type="page" text:anchor-page-number="1" draw:z-index="5" svg:width="79.2170963253707pt" svg:height="0.00999999999999091pt">
        <draw:text-box fo:min-height="0.01pt" draw:chain-next-name="Footers-2">
          <text:p text:style-name="P3"><text:tab text:tab-ref="1"/><text:span><text:page-number text:select-page="current">17</text:page-number></text:span></text:p>
        </draw:text-box>
      </draw:frame>
      <draw:frame draw:name="Footers-2" draw:style-name="fr2" svg:x="1.05401844532271pt" svg:y="780.979205262618pt" text:anchor-type="page" text:anchor-page-number="2" draw:z-index="5" svg:width="79.2170963253707pt" svg:height="0.00999999999999091pt" draw:copy-of="Footers">
        <draw:text-box fo:min-height="0.01pt" draw:chain-next-name="Footers-3"/>
      </draw:frame>
      <draw:frame draw:name="Footers-3" draw:style-name="fr2" svg:x="1.05401844532271pt" svg:y="780.979205262618pt" text:anchor-type="page" text:anchor-page-number="3" draw:z-index="5" svg:width="79.2170963253707pt" svg:height="0.00999999999976353pt" draw:copy-of="Footers-2">
        <draw:text-box fo:min-height="0.01pt" draw:chain-next-name="Footers-4"/>
      </draw:frame>
      <draw:frame draw:name="Footers-4" draw:style-name="fr2" svg:x="1.05401844532271pt" svg:y="780.979205262618pt" text:anchor-type="page" text:anchor-page-number="4" draw:z-index="5" svg:width="79.2170963253707pt" svg:height="0.0100000000002183pt" draw:copy-of="Footers-3">
        <draw:text-box fo:min-height="0.01pt" draw:chain-next-name="Footers-5"/>
      </draw:frame>
      <draw:frame draw:name="Footers-5" draw:style-name="fr2" svg:x="1.05401844532271pt" svg:y="780.979205262618pt" text:anchor-type="page" text:anchor-page-number="5" draw:z-index="5" svg:width="79.2170963253707pt" svg:height="0.0100000000002183pt" draw:copy-of="Footers-4">
        <draw:text-box fo:min-height="0.01pt" draw:chain-next-name="Footers-6"/>
      </draw:frame>
      <draw:frame draw:name="Footers-6" draw:style-name="fr2" svg:x="1.05401844532271pt" svg:y="780.979205262618pt" text:anchor-type="page" text:anchor-page-number="6" draw:z-index="5" svg:width="79.2170963253707pt" svg:height="0.0100000000002183pt" draw:copy-of="Footers-5">
        <draw:text-box fo:min-height="0.01pt" draw:chain-next-name="Footers-7"/>
      </draw:frame>
      <draw:frame draw:name="Footers-7" draw:style-name="fr2" svg:x="1.05401844532271pt" svg:y="780.979205262618pt" text:anchor-type="page" text:anchor-page-number="7" draw:z-index="5" svg:width="79.2170963253707pt" svg:height="0.0100000000002183pt" draw:copy-of="Footers-6">
        <draw:text-box fo:min-height="0.01pt" draw:chain-next-name="Footers-8"/>
      </draw:frame>
      <draw:frame draw:name="Footers-8" draw:style-name="fr2" svg:x="1.05401844532271pt" svg:y="780.979205262618pt" text:anchor-type="page" text:anchor-page-number="8" draw:z-index="5" svg:width="79.2170963253707pt" svg:height="0.0100000000002183pt" draw:copy-of="Footers-7">
        <draw:text-box fo:min-height="0.01pt" draw:chain-next-name="Footers-9"/>
      </draw:frame>
      <draw:frame draw:name="Footers-9" draw:style-name="fr2" svg:x="1.05401844532271pt" svg:y="780.979205262618pt" text:anchor-type="page" text:anchor-page-number="9" draw:z-index="5" svg:width="79.2170963253707pt" svg:height="0.0100000000002183pt" draw:copy-of="Footers-8">
        <draw:text-box fo:min-height="0.01pt" draw:chain-next-name="Footers-10"/>
      </draw:frame>
      <draw:frame draw:name="Footers-10" draw:style-name="fr2" svg:x="1.05401844532271pt" svg:y="780.979205262618pt" text:anchor-type="page" text:anchor-page-number="10" draw:z-index="5" svg:width="79.2170963253707pt" svg:height="0.0100000000002183pt" draw:copy-of="Footers-9">
        <draw:text-box fo:min-height="0.01pt" draw:chain-next-name="Footers-11"/>
      </draw:frame>
      <draw:frame draw:name="Footers-11" draw:style-name="fr2" svg:x="1.05401844532271pt" svg:y="780.979205262618pt" text:anchor-type="page" text:anchor-page-number="11" draw:z-index="5" svg:width="79.2170963253707pt" svg:height="0.0100000000002183pt" draw:copy-of="Footers-10">
        <draw:text-box fo:min-height="0.01pt" draw:chain-next-name="Footers-12"/>
      </draw:frame>
      <draw:frame draw:name="Footers-12" draw:style-name="fr2" svg:x="1.05401844532271pt" svg:y="780.979205262618pt" text:anchor-type="page" text:anchor-page-number="12" draw:z-index="5" svg:width="79.2170963253707pt" svg:height="0.0100000000002183pt" draw:copy-of="Footers-11">
        <draw:text-box fo:min-height="0.01pt" draw:chain-next-name="Footers-13"/>
      </draw:frame>
      <draw:frame draw:name="Footers-13" draw:style-name="fr2" svg:x="1.05401844532271pt" svg:y="780.979205262618pt" text:anchor-type="page" text:anchor-page-number="13" draw:z-index="5" svg:width="79.2170963253707pt" svg:height="0.0100000000002183pt" draw:copy-of="Footers-12">
        <draw:text-box fo:min-height="0.01pt" draw:chain-next-name="Footers-14"/>
      </draw:frame>
      <draw:frame draw:name="Footers-14" draw:style-name="fr2" svg:x="1.05401844532271pt" svg:y="780.979205262618pt" text:anchor-type="page" text:anchor-page-number="14" draw:z-index="5" svg:width="79.2170963253707pt" svg:height="0.0100000000002183pt" draw:copy-of="Footers-13">
        <draw:text-box fo:min-height="0.01pt" draw:chain-next-name="Footers-15"/>
      </draw:frame>
      <draw:frame draw:name="Footers-15" draw:style-name="fr2" svg:x="1.05401844532271pt" svg:y="780.979205262618pt" text:anchor-type="page" text:anchor-page-number="15" draw:z-index="5" svg:width="79.2170963253707pt" svg:height="0.0100000000002183pt" draw:copy-of="Footers-14">
        <draw:text-box fo:min-height="0.01pt" draw:chain-next-name="Footers-16"/>
      </draw:frame>
      <draw:frame draw:name="Footers-16" draw:style-name="fr2" svg:x="1.05401844532271pt" svg:y="780.979205262618pt" text:anchor-type="page" text:anchor-page-number="16" draw:z-index="5" svg:width="79.2170963253707pt" svg:height="0.0100000000002183pt" draw:copy-of="Footers-15">
        <draw:text-box fo:min-height="0.01pt" draw:chain-next-name="Footers-17"/>
      </draw:frame>
      <draw:frame draw:name="Footers-17" draw:style-name="fr2" svg:x="1.05401844532271pt" svg:y="780.979205262618pt" text:anchor-type="page" text:anchor-page-number="17" draw:z-index="5" svg:width="79.2170963253707pt" svg:height="0.0100000000002183pt" draw:copy-of="Footers-16">
        <draw:text-box fo:min-height="0.01pt"/>
      </draw:frame>
      <text:p text:style-name="P4"><text:span text:style-name="T1">Atajos del teclado</text:span></text:p>
      <text:p text:style-name="P5"/>
      <text:p text:style-name="P5">KDE brinda varias opciones para cuando se cansen del mouse.</text:p>
      <text:p text:style-name="P5">Presionando &lt;CTRL+ ESC&gt; cambiarán a otra aplicación.</text:p>
      <text:p text:style-name="P5">Con &lt;ALT+TAB&gt;, como era de esperar, rotarán entre todas las aplicaciones activas. Usando &lt;CTRL+Fx&gt; pueden cambiar de consola virtual y, por último, presionando &lt;ALT+F4&gt; se cierra la ventana actual, como sucede en Windows.</text:p>
      <text:p text:style-name="P5"/>
      <text:p text:style-name="P5"><text:span text:style-name="T1">Opciones de Ventana</text:span></text:p>
      <text:p text:style-name="P5"/>
      <text:p text:style-name="P5">Haciendo doble clic en la barra de Título de un programa, la ventana desaparece, y queda sólo esta barra. Este efecto se llama shadowing y es algo que siempre me gustó de las Mac. Haciendo clic con el botón central del mouse en los botones para maximizar y minimizar las ventanas, se ejecutará la función, pero solamente a lo largo o a lo ancho de la pantalla, sin tomar posesión total del Escritorio.</text:p>
      <text:p text:style-name="P5">Ejecutar al inicio</text:p>
      <text:p text:style-name="P5">Para ejecutar un programa al inicio de KDE sólo tienen que crear un kdelnk hacia él (pueden encontrar templates de kdelnk en la carpeta TEMPLATES del Escritorio) y editar sus propiedades. Lo único que resta hacer es arrastrar este kdelnk a la carpeta AUTOSTART dentro del Escritorio.</text:p>
      <text:p text:style-name="P5">Mensaje del día</text:p>
      <text:p text:style-name="P5">El mensaje del día (MOTD) no suele ser muy útil en sistemas hogareños, por lo que este script nos permitirá rotar entre diferentes archivos de arte ASCII cada vez que iniciemos el sistema. Creen e[ directorio /etc/splash y pongan todos los archivos ASCII allí. luego, como root, agreguen un trabajo cronometrado (cron) con el siguiente- script:</text:p>
      <text:p text:style-name="P5"/>
      <text:p text:style-name="P5">#! /bin/sh</text:p>
      <text:p text:style-name="P5"/>
      <text:p text:style-name="P5">cd /etc/splash/</text:p>
      <text:p text:style-name="P5"/>
      <text:p text:style-name="P5">[ -f splash &amp;&amp;</text:p>
      <text:p text:style-name="P5">SPLASH='/bin/cat splash'</text:p>
      <text:p text:style-name="P5"/>
      <text:p text:style-name="P5">[ -z "$SPLASH" ] ||</text:p>
      <text:p text:style-name="P5"/>
      <text:p text:style-name="P5">[ ! -f "$SPLASH" &amp;&amp;</text:p>
      <text:p text:style-name="P5">SPLASH='/bin/ls /bin/sed -n ´1p´'</text:p>
      <text:p text:style-name="P5"/>
      <text:p text:style-name="P5">/bín/cp "$SPLASH" ../motd &amp;&amp; {</text:p>
      <text:p text:style-name="P5">/bin/ls /bin/sed -n</text:p>
      <text:p text:style-name="P5"/>
      <text:p text:style-name="P5">´1h;/^´$SPLASH,$/{${x;p;q;};n;p;}´ &gt;. splash</text:p>
      <text:p text:style-name="P5">}</text:p>
      <text:p text:style-name="P5"/>
      <text:p text:style-name="P5"><text:span text:style-name="T1">Pantalla de bienvenida</text:span></text:p>
      <text:p text:style-name="P5"/>
      <text:p text:style-name="P5">Es posible crear un mensaje para que todos los usuarios que se logueen al sistema lo vean. Es, en cierta forma, similar al mensaje que aparece cuando se conectan a un servidor de IRC.</text:p>
      <text:p text:style-name="P5">El archivo en cuestión se encuentra en /etc/motd (por Message Of The Day); edítenlo a gusto y necesidad con cualquier editor de texto.</text:p>
      <text:p text:style-name="P5"/>
      <text:p text:style-name="P5"><text:span text:style-name="T1">Nombres muy largos</text:span></text:p>
      <text:p text:style-name="P5"/>
      <text:p text:style-name="P5">Una particularidad de Linux (como en todos los sistemas basados en UNIX) es que los archivos suelen tener nombres muy largos. Pasarlos como parámetros puede volverse complicado cuando no los recordamos de memoria. Por eso el shell Bash nos ofrece su función de autocompletado, mediante la cual, al escribir las primeras letras del nombre y presionar &lt;TAB&gt;, Bash mostrará las coincidencias; esto nos evitará el engorro de tipear el nombre completo del archivo.</text:p>
      <text:p text:style-name="P5"/>
      <text:p text:style-name="P5"><text:span text:style-name="T1">Inicio/Ejecutar</text:span></text:p>
      <text:p text:style-name="P5"/>
      <text:p text:style-name="P5">Presionando &lt;ALT+F2&gt; verán la línea simple de comando, la cual les permitirá ingresar el nombre de un programa o una URL para navegar.</text:p>
      <text:p text:style-name="P5"/>
      <text:p text:style-name="P5"><text:span text:style-name="T1">Reseteando el terminal</text:span></text:p>
      <text:p text:style-name="P5"/>
      <text:p text:style-name="P5">Cuando la pantalla, por cualquier motivo, se llena de basura, podemos utilizar este programa en C, el cual reseteará y limpiará cualquier terminal VT100. Copien este código en un archivo:</text:p>
      <text:p text:style-name="P5"/>
      <text:p text:style-name="P5">#include &lt;stdio.h&gt;</text:p>
      <text:p text:style-name="P5">int main(void)</text:p>
      <text:p text:style-name="P5">{</text:p>
      <text:p text:style-name="P5"/>
      <text:p text:style-name="P5">Printf(P\033c");//resetea terminal</text:p>
      <text:p text:style-name="P5">printf(P\033[2j");// limpia la pantalla</text:p>
      <text:p text:style-name="P5">return (0);</text:p>
      <text:p text:style-name="P5"/>
      <text:p text:style-name="P5">luego graben el archivo y escriban "make archivo", siendo archivo el nombre con el que lo grabaron. Ahora pueden utilizarlo en cualquier momento para resetear su terminal</text:p>
      <text:p text:style-name="P5"/>
      <text:p text:style-name="P5"><text:span text:style-name="T1">¿Dónde está?</text:span></text:p>
      <text:p text:style-name="P5"/>
      <text:p text:style-name="P5">En el inmenso mar de directorios de Linux, puede resultar complicado encontrar un archivo determinado. Para ello pueden utilizar el comando find, por ejemplo: find /-name "nombre", donde la "/" es el directorio de inicio de la búsqueda (en este caso buscará en todo el sistema de archivos, así como en cualquier unidad montada) y "nombre" es la cadena a buscar (reemplácenlo por el nombre del archivo que buscan). Como todo comando en Linux, tiene un montón de opciones más.</text:p>
      <text:p text:style-name="P5"/>
      <text:p text:style-name="P5"><text:span text:style-name="T1">Eliminar escritorios virtuales</text:span></text:p>
      <text:p text:style-name="P5"/>
      <text:p text:style-name="P5">Puede parecer una idea rara, pero eliminar escritorios virtuales que no utilicemos liberará recursos. Editen el archivo /etc/inittab y busquen las líneas que indican el inicio de una terminal "getty", por ejemplo: "2:123:respawn:/sbin/míngetty tty2". Eliminen cada una de esas líneas por escritorio que quieran quitar; el número posterior a tty indica el número de terminal (a los cuales accedemos presionando &lt;ALT+Fx&gt;). Un número de tres terminales es suficiente para operar el sistema. Graben el archivo y reinicien. Ya no tendrán tantos terminales, y habrán ganado unos megabytes de memoria.</text:p>
      <text:p text:style-name="P5"/>
      <text:p text:style-name="P5"><text:span text:style-name="T1">Se colgó todo</text:span></text:p>
      <text:p text:style-name="P5"/>
      <text:p text:style-name="P5">Cuando experimentamos en Linux, precisamente en el entorno gráfico, a veces sucede que todo se cuelga. Para no ir directamente al botón de reset, pueden probar la combinación de teclas &lt;CTRL+ ALT+BACKSPACE&gt;, que matará todos los procesos que se encuentren en ejecución y pasará a modo texto o al login gráfico si lo tienen activado.</text:p>
      <text:p text:style-name="P5"/>
      <text:p text:style-name="P5"><text:span text:style-name="T1">Montaje automático de disquetes VFAT</text:span></text:p>
      <text:p text:style-name="P5"/>
      <text:p text:style-name="P5">Abran una consola (la de su preferencia) y ejecuten el comando</text:p>
      <text:p text:style-name="P5">mcedit Desktop/floppy.kdelnk, que abrirá un editor de texto con el archivo de acceso al disquete del Escritorio. En éste debemos modificar el valor contenido dentro de la línea FStype=Default por FSType=v-fat.</text:p>
      <text:p text:style-name="P5"/>
      <text:p text:style-name="P5"><text:s/><text:span text:style-name="T1">Navegación con palabras clave</text:span></text:p>
      <text:p text:style-name="P5"/>
      <text:p text:style-name="P5">Konqueror, el oficial de KDE, nos permite definir palabras nos serviran como atajos para los sitios más visitados, desde [Settings/Configure Konqueror/Enhaned Browsing].</text:p>
      <text:p text:style-name="P5">Por ejemplo, al escribir "gg:linux" en barra de Dirección, se abrirá el buscador Google con palabra Linux.</text:p>
      <text:p text:style-name="P5"/>
      <text:p text:style-name="P5"><text:s/><text:span text:style-name="T1">Eliminar el inicio gráfico</text:span></text:p>
      <text:p text:style-name="P5"/>
      <text:p text:style-name="P5">si desean el inicio en modo consola, pero su distribución instala el inicio gráfico de forma predeterminada, pueden cambiarlo modificando el archivo inittab, dentro del directorio /ETC. Hagan una copia de respaldo y editen el archivo inittab. Con la búsqueda encuentren la línea: id:5:initdefault</text:p>
      <text:p text:style-name="P5">Y cámbienla por lo siguiente: id:3:initdefault:</text:p>
      <text:p text:style-name="P5">En el próximo inicio de sesión tendrán el clásico modo texto. Para restaurar el inicio gráfico, hagan exactamente lo contrario.</text:p>
      <text:p text:style-name="P5">Cómo cambiar la resolución y la profundidad de color en X</text:p>
      <text:p text:style-name="P5">Estos parámetros son controlados por el Servidor X, independientemente del manejador de ventanas que utilicemos. Si en la configuración de X hemos agregado varias resoluciones, podremos cambiar de resolución con las teclas &lt;CTRL++&gt;. La profundidad de color, en cambio, se modifica a través del script de inicialización startx, de la siguiente manera: "startx -bpp &lt;profundidad&gt;", donde profundidad puede tomar los valores 8, 16, 24 o 32 para las distintas opciones. Es posible cambiarlo permanentemente desde el configurador XF86Setup.</text:p>
      <text:p text:style-name="P5"/>
      <text:p text:style-name="P5"><text:span text:style-name="T1">Cómo evitar los pings</text:span></text:p>
      <text:p text:style-name="P5"/>
      <text:p text:style-name="P5">Si quieren evitar que su equipo responda a las peticiones ping de la Red, pueden usar este truco. Es necesario contar con un kernel 2.1.x o superior. Para lograrlo, en la consola deben ejecutar el siguiente comando: "echo 1 &gt;/proc/sys/net/ipv4/icmp_echo_ignore_all"'. Con él evitarán que su máquina responda a cualquier ping proveniente de la Red.</text:p>
      <text:p text:style-name="P5">Para revertir la opción, en la consola ejecuten el comando</text:p>
      <text:p text:style-name="P5">"echo 0 &gt; /proc/sys/ net/ipv4/icmp_echo_ignore_all", y todo volverá a ser como antes.</text:p>
      <text:p text:style-name="P5"/>
      <text:p text:style-name="P5"><text:span text:style-name="T1">Descarga automática de webs completas</text:span></text:p>
      <text:p text:style-name="P5"/>
      <text:p text:style-name="P5">Para descargar una web completa con todas las páginas a las que apunta y todos sus elementos de forma recursiva, puede usar la aplicación wget tecleando el siguiente comando:</text:p>
      <text:p text:style-name="P5"/>
      <text:p text:style-name="P5">wget -r http://www.lawebquesea.com</text:p>
      <text:p text:style-name="P5"/>
      <text:p text:style-name="P5">Y si lo que tiene es un fichero de texto con un listado de webs puede descargarlas todas del tirón tecleando:</text:p>
      <text:p text:style-name="P5"/>
      <text:p text:style-name="P5">wget -r -i listadewebs.txt</text:p>
      <text:p text:style-name="P5"/>
      <text:p text:style-name="P5">Eso sí, si no tiene una conexión muy buena tendrá que esperar un rato hasta bajar toda la web.</text:p>
      <text:p text:style-name="P5"/>
      <text:p text:style-name="P5">NOTA: Algunas páginas están expresamente protegidas para que no sean bajadas por este método, por lo que esto no funcionará en todos los casos. Tampoco funciona con páginas creadas con Flash</text:p>
      <text:p text:style-name="P5"/>
      <text:p text:style-name="P5"><text:span text:style-name="T1">Comprimir y descomprimir en linux</text:span></text:p>
      <text:p text:style-name="P5"/>
      <text:p text:style-name="P5">Supongamos que tenemos un directorio llamado subcarpeta que cuelga de carpeta, si queremos comprimir su contenido en un fichero tar.gz o descomprimir un fichero tar.gz en el directorio carpeta para que se genere toda su estructura de directorios, estos serían los comandos:</text:p>
      <text:p text:style-name="P5"/>
      <text:p text:style-name="P5">Comprimir:</text:p>
      <text:p text:style-name="P5">cd carpeta</text:p>
      <text:p text:style-name="P5">tar -c subcarpeta &gt;fichero.tar</text:p>
      <text:p text:style-name="P5">gzip fichero.tar</text:p>
      <text:p text:style-name="P5"/>
      <text:p text:style-name="P5">Descomprimir:</text:p>
      <text:p text:style-name="P5">cd carpeta</text:p>
      <text:p text:style-name="P5">gunzip fichero.tar.gz</text:p>
      <text:p text:style-name="P5">tar -xvf fichero.tar</text:p>
      <text:p text:style-name="P5"/>
      <text:p text:style-name="P5">Si quieres usar los nuevos ficheros bz2 los comandos son los mismos sustituyendo gzip con bzip2 y gunzip con bunzip2.</text:p>
      <text:p text:style-name="P5"/>
      <text:p text:style-name="P5">Los ficheros tar, gz y tar.gz se pueden ver también desde MS-DOS o Windows con algunos compresores como el Windows Commander.</text:p>
      <text:p text:style-name="P5"/>
      <text:p text:style-name="P5"><text:span text:style-name="T1">Montar cdrom y floppy sin ser root</text:span></text:p>
      <text:p text:style-name="P5"/>
      <text:p text:style-name="P5">Como root te creas los directorios</text:p>
      <text:p text:style-name="P5">/mnt/floppy /mnt/a: /mnt/cdrom</text:p>
      <text:p text:style-name="P5"/>
      <text:p text:style-name="P5">metes en /etc/fstab las siguientes lineas :</text:p>
      <text:p text:style-name="P5"/>
      <text:p text:style-name="P5">/dev/cdrom /mnt/cdrom iso9660 ro,user,noauto 0 0</text:p>
      <text:p text:style-name="P5">/dev/fd0 /mnt/a: msdos user,noauto 0 0</text:p>
      <text:p text:style-name="P5">/dev/fd0 /mnt/floppy ext2 user,noauto 0 0</text:p>
      <text:p text:style-name="P5"/>
      <text:p text:style-name="P5">ahora ya puedes montar un disquete Ms-dos , un disquete ext2 o un Cd-rom,</text:p>
      <text:p text:style-name="P5">respectivamente, con :</text:p>
      <text:p text:style-name="P5">mount /mnt/a:</text:p>
      <text:p text:style-name="P5">mount/mnt/floppy</text:p>
      <text:p text:style-name="P5">mount/mnt/cdrom</text:p>
      <text:p text:style-name="P5"/>
      <text:p text:style-name="P5">El nombre del dispositivo puede ser distinto, por ejemplo, en vez de /dev/cdrom</text:p>
      <text:p text:style-name="P5">puedes tener /dev/hdc ... etc., depende de cada cual.</text:p>
      <text:p text:style-name="P5"/>
      <text:p text:style-name="P5"><text:span text:style-name="T1">Ampliar tamaño de partición Linux</text:span></text:p>
      <text:p text:style-name="P5"/>
      <text:p text:style-name="P5">Bueno, ampliar no creo que se pueda, pero si te creas otra partición ext2, la montas debajo de / , como por ejemplo /home, luego te creas un directorio /home/usr/local y lo enlazas a /usr/local, etc... tendrás la sensación de que efectivamente tu partición / ha aumentado de tamaño :-).</text:p>
      <text:p text:style-name="P5"/>
      <text:p text:style-name="P5">O mejor todavía :</text:p>
      <text:p text:style-name="P5"/>
      <text:p text:style-name="P5">te creas una nueva partición, por ejemplo: /hdc3</text:p>
      <text:p text:style-name="P5">te copias todos los directorios de /usr a /mnt/hdc3</text:p>
      <text:p text:style-name="P5">te renombras el fichero /usr como /usr_ant por si las moscas</text:p>
      <text:p text:style-name="P5">te creas el fichero /usr vacío</text:p>
      <text:p text:style-name="P5">actualizas el /etc/fstab con la siguiente línea :</text:p>
      <text:p text:style-name="P5">/dev/hdc3 /usr ext2 defaults 0 0</text:p>
      <text:p text:style-name="P5">rearrancas, y después de unos días, para ver que todo funciona bien, borras /usr_ant</text:p>
      <text:p text:style-name="P5"/>
      <text:p text:style-name="P5"><text:span text:style-name="T1"><text:s/>Eliminar paquetes instalados en Debian</text:span></text:p>
      <text:p text:style-name="P5"/>
      <text:p text:style-name="P5">dpkg --remove nombre_paquete_sin_extension_deb</text:p>
      <text:p text:style-name="P5"/>
      <text:p text:style-name="P5">eliminara el paquete aunque no los ficheros de configuración que ese</text:p>
      <text:p text:style-name="P5">paquete pudiera tener.</text:p>
      <text:p text:style-name="P5"/>
      <text:p text:style-name="P5">dpkg --purge nombre_paquete_sin_extension_deb</text:p>
      <text:p text:style-name="P5"/>
      <text:p text:style-name="P5">eliminara todo.</text:p>
      <text:p text:style-name="P5"/>
      <text:p text:style-name="P5"><text:span text:style-name="T1">Hacer disco de arranque Linux</text:span></text:p>
      <text:p text:style-name="P5"/>
      <text:p text:style-name="P5">cp /boot/vmlinuz /dev/fd0</text:p>
      <text:p text:style-name="P5"/>
      <text:p text:style-name="P5">así de simple, siempre y cuando el kernel contenga la información sobre cual</text:p>
      <text:p text:style-name="P5">partición arrancar, etc. lo que se puede indicar así:</text:p>
      <text:p text:style-name="P5"/>
      <text:p text:style-name="P5">rdev /boot/vmlinuz /dev/tuparticionroot</text:p>
      <text:p text:style-name="P5"/>
      <text:p text:style-name="P5">rdev /boot/vmlinuz indicará cual tiene configurada:</text:p>
      <text:p text:style-name="P5"/>
      <text:p text:style-name="P5">chanae:~# rdev /boot/vmlinuz</text:p>
      <text:p text:style-name="P5">Root device /dev/hda3</text:p>
      <text:p text:style-name="P5"/>
      <text:p text:style-name="P5"><text:span text:style-name="T1">Entrar al sistema sin saber la password</text:span></text:p>
      <text:p text:style-name="P5"/>
      <text:p text:style-name="P5">Cuando aparece el prompt de Lilo* o el del disco de arranque</text:p>
      <text:p text:style-name="P5">escribir 'linux single' y entras como root sin necesidad de password</text:p>
      <text:p text:style-name="P5">después hay que entrar con un editor en /etc/passwd, buscar una línea</text:p>
      <text:p text:style-name="P5">que pone root:xxxx:0:0:root:/root:/bin/bash,</text:p>
      <text:p text:style-name="P5">borrar xxxxx dejando root::0:0, etc</text:p>
      <text:p text:style-name="P5">así has borrado la pasword.</text:p>
      <text:p text:style-name="P5"/>
      <text:p text:style-name="P5">Otra opción: desde DOS, utilizar un editor del disco duro (Norton)</text:p>
      <text:p text:style-name="P5">buscar la cadena root en el HD y eliminar la password.</text:p>
      <text:p text:style-name="P5"/>
      <text:p text:style-name="P5">Otra opción: en el arranque, escribir init=/bin/bash, esto hace que se lance</text:p>
      <text:p text:style-name="P5">bash directamente sin pasar por el init, o sea, sin pedir clave.</text:p>
      <text:p text:style-name="P5">probablemente hay que remontar las particiones:</text:p>
      <text:p text:style-name="P5">mount -t -o remount, rw /</text:p>
      <text:p text:style-name="P5">mount -a -t nonfs</text:p>
      <text:p text:style-name="P5">para estar seguro de que el PATH esta correcto hacer:</text:p>
      <text:p text:style-name="P5">source /etc/profile</text:p>
      <text:p text:style-name="P5">source /root/.profile</text:p>
      <text:p text:style-name="P5">y por ultimo, a partir de una cuenta no-root, hacer su; para ver si la clave</text:p>
      <text:p text:style-name="P5">de root esta ok:</text:p>
      <text:p text:style-name="P5">paswwd</text:p>
      <text:p text:style-name="P5">su &lt; usuario-no-root &gt;</text:p>
      <text:p text:style-name="P5">su</text:p>
      <text:p text:style-name="P5">exit</text:p>
      <text:p text:style-name="P5">exit</text:p>
      <text:p text:style-name="P5">reboot</text:p>
      <text:p text:style-name="P5">*Lilo quedó obsoleto y con Grub no he probado.</text:p>
      <text:p text:style-name="P5"/>
      <text:p text:style-name="P5"><text:span text:style-name="T1">Primer editor</text:span></text:p>
      <text:p text:style-name="P5"/>
      <text:p text:style-name="P5">Una de las primeras dificultades con las que se topan los novatos es cómo ver y editar ficheros.</text:p>
      <text:p text:style-name="P5"/>
      <text:p text:style-name="P5">El "less" está más o menos bien aunque es un poco "soso". El "vi" puede ser un auténtico trauma.</text:p>
      <text:p text:style-name="P5"/>
      <text:p text:style-name="P5">Para los que acaban de llegar a linux puede que les sea interesante este "truco":</text:p>
      <text:p text:style-name="P5"/>
      <text:p text:style-name="P5">1) Instalar el Midnight Commander.</text:p>
      <text:p text:style-name="P5">2) Añadir en el ~/.bashrc estás líneas:</text:p>
      <text:p text:style-name="P5">alias lee='mc -v ' #ojo, que hay un espacio detrás de la v.</text:p>
      <text:p text:style-name="P5">alias edit='mcedit'</text:p>
      <text:p text:style-name="P5">3) teclear "exit" e iniciar una nueva sesión.</text:p>
      <text:p text:style-name="P5"/>
      <text:p text:style-name="P5">A partir de entonces se puede ver el contenido de un fichero con "lee fichero" (además lee fichero comprimidos) y editarlo con "edit fichero".</text:p>
      <text:p text:style-name="P5">La tecla F10 es para salir, y la tecla F9 para abrir el menú.</text:p>
      <text:p text:style-name="P5"/>
      <text:p text:style-name="P5">Bueno, esto es lo que he hecho yo, y me gusta más que less y vim, pero hay una pega, y es que no puedo pegar en el mcedit con el ratón lo que previamente he copiado en otro terminal.</text:p>
      <text:p text:style-name="P5"/>
      <text:p text:style-name="P5"/>
      <text:p text:style-name="P5">(ricardovm)</text:p>
      <text:p text:style-name="P5">Pues lo acabo de probar:</text:p>
      <text:p text:style-name="P5"/>
      <text:p text:style-name="P5">Mayúsculas + Botón Izquierdo: inicio de la selección</text:p>
      <text:p text:style-name="P5">Mayúsculas + Botón Derecho: fin de la selección</text:p>
      <text:p text:style-name="P5">Mayúsculas + Botón Central: pegar</text:p>
      <text:p text:style-name="P5"/>
      <text:p text:style-name="P5">NOTA: el bloque así seleccionado se maneja de forma estándar: si desde otra consola pulsamos el botón central del ratón, lo pegamos, etc.</text:p>
      <text:p text:style-name="P5">Además el mc tiene su propia herramienta de selección de bloques (F3, o May+Flechas), y con esto se puede copiar (Ctrl+Ins), cortar (May+Del) y pegar (May+Ins) incluso de una sesión a otra, pues lo copiado (cortado) se guarda en /.cedit/cooledit.clip.</text:p>
      <text:p text:style-name="P5"/>
      <text:p text:style-name="P5">Ambas herramientas se pueden usar simultánea e independientemente.</text:p>
      <text:p text:style-name="P5"/>
      <text:p text:style-name="P5"><text:span text:style-name="T1">Como descomprimir un .deb en una urgencia</text:span></text:p>
      <text:p text:style-name="P5"/>
      <text:p text:style-name="P5"><text:span text:style-name="T1">Como desempaquetar un .deb en una urgencia.</text:span></text:p>
      <text:p text:style-name="P5"/>
      <text:p text:style-name="P5">Suelo trabajar con varios sistemas Linux, distribuciones Slackware</text:p>
      <text:p text:style-name="P5">en la facultad, Debian en el trabajo y Red Hat en casa. Al tener tanto</text:p>
      <text:p text:style-name="P5">RedHat como Debian, tengo una cantidad de soft en formato rpm como .deb,</text:p>
      <text:p text:style-name="P5">y en algun momento me he visto en la necesidad de instalar un .deb en la</text:p>
      <text:p text:style-name="P5">REDHAT en casa, o un rpm en Debian o Slackware. Para estas cosas, lo mejor</text:p>
      <text:p text:style-name="P5">es alien, un programa conversor de paquetes, pero solo viene por defecto en</text:p>
      <text:p text:style-name="P5">la Debian. Asi que me vi en la dificultad de instalar un .deb en la RedHat</text:p>
      <text:p text:style-name="P5">de mi casa. Asi que con la utilidad file, vi que era un archivo ar:</text:p>
      <text:p text:style-name="P5"/>
      <text:p text:style-name="P5">bash# file mctools-lite_970129-1.deb</text:p>
      <text:p text:style-name="P5">mctools-lite_970129-1.deb: current ar archive Debian binary package</text:p>
      <text:p text:style-name="P5">bash#</text:p>
      <text:p text:style-name="P5"/>
      <text:p text:style-name="P5">En el paquete binutils, se incluye el programa ar, que se utiliza</text:p>
      <text:p text:style-name="P5">para archivar ficheros en un solo archivo, algo asi como el tar, solo que</text:p>
      <text:p text:style-name="P5">este ultimo esta especializado para streamers y esas cosas.... Con una</text:p>
      <text:p text:style-name="P5">rapida miradita al man, averiguo que la opcion para descomprinir ar's es x,</text:p>
      <text:p text:style-name="P5">de forma que tecleo:</text:p>
      <text:p text:style-name="P5"/>
      <text:p text:style-name="P5">bash# ar x ../mctools-lite_970129-1.deb</text:p>
      <text:p text:style-name="P5">bash# ls -la</text:p>
      <text:p text:style-name="P5">total 159</text:p>
      <text:p text:style-name="P5">drwxr-xr-x 2 root root 1024 Jul 21 01:45 .</text:p>
      <text:p text:style-name="P5">drwxr-xr-x 5 root root 1024 Jul 21 01:42 ..</text:p>
      <text:p text:style-name="P5">-rw-r--r-- 1 root root 1276 Jul 21 01:45 control.tar.gz</text:p>
      <text:p text:style-name="P5">-rw-r--r-- 1 root root 156567 Jul 21 01:45 data.tar.gz</text:p>
      <text:p text:style-name="P5">-rw-r--r-- 1 root root 4 Jul 21 01:45 debian-binary</text:p>
      <text:p text:style-name="P5">bash#</text:p>
      <text:p text:style-name="P5"/>
      <text:p text:style-name="P5">Si descomprimimos el archivo control.tar.gz, encontramos los</text:p>
      <text:p text:style-name="P5">siguientes ficheros:</text:p>
      <text:p text:style-name="P5"/>
      <text:p text:style-name="P5">bash# tar zxvf ../control.tar.gz</text:p>
      <text:p text:style-name="P5">bash# ls -la</text:p>
      <text:p text:style-name="P5">total 7</text:p>
      <text:p text:style-name="P5">drwxr-xr-x 2 root root 1024 Feb 13 1997 .</text:p>
      <text:p text:style-name="P5">drwxr-xr-x 3 root root 1024 Jul 21 01:48 ..</text:p>
      <text:p text:style-name="P5">-rw-r--r-- 1 root root 1299 Feb 13 1997 checksums</text:p>
      <text:p text:style-name="P5">-rw-r--r-- 1 root root 437 Feb 13 1997 control</text:p>
      <text:p text:style-name="P5">-rwxr-xr-x 1 root root 264 Feb 13 1997 postinst</text:p>
      <text:p text:style-name="P5">-rwxr-xr-x 1 root root 70 Feb 13 1997 postrm</text:p>
      <text:p text:style-name="P5">bash#</text:p>
      <text:p text:style-name="P5"/>
      <text:p text:style-name="P5">En el fichero control, se encuentra la informacion que nos suele</text:p>
      <text:p text:style-name="P5">ofrecer el dselect cuando le pedimos informacion sobre un paquete. Los demas</text:p>
      <text:p text:style-name="P5">ficheros tienen informacion sobre que hacer con el sistema antes y despues</text:p>
      <text:p text:style-name="P5">de la instalacion. Para mas informacion, en las distribuciones debian</text:p>
      <text:p text:style-name="P5">existen HOWTO's con todos los detalles sobre los paquetes debian.</text:p>
      <text:p text:style-name="P5"/>
      <text:p text:style-name="P5"/>
      <text:p text:style-name="P5">En el archivo data.tar.gz, esta la aplicacion en si, que si se</text:p>
      <text:p text:style-name="P5">descomprime a partir del fichero raiz colocara a todos los ficheros en sus</text:p>
      <text:p text:style-name="P5">directorios correspondientes.</text:p>
      <text:p text:style-name="P5"/>
      <text:p text:style-name="P5">Este metodo se debe usar como ultimo recurso, ya que los programas</text:p>
      <text:p text:style-name="P5">instalados asi no podran ser desinstalados o actualizados con rpm ni con</text:p>
      <text:p text:style-name="P5">dpkg, pero por lo menos, nos puede servir para salir de un apuro en un</text:p>
      <text:p text:style-name="P5">momento dado :)</text:p>
      <text:p text:style-name="P5"/>
      <text:p text:style-name="P5"><text:span text:style-name="T1">Trucos para recompilar el kernel.</text:span></text:p>
      <text:p text:style-name="P5"/>
      <text:p text:style-name="P5">Casi todos no hemos topado con la consabida configuracion del nucleo de Linux, seguida de su compilacion, instalacion, etc...</text:p>
      <text:p text:style-name="P5"/>
      <text:p text:style-name="P5">make config (menuconfig, xconfig)</text:p>
      <text:p text:style-name="P5"/>
      <text:p text:style-name="P5">make dep</text:p>
      <text:p text:style-name="P5"/>
      <text:p text:style-name="P5">make clean</text:p>
      <text:p text:style-name="P5"/>
      <text:p text:style-name="P5">make zImage</text:p>
      <text:p text:style-name="P5"/>
      <text:p text:style-name="P5">cp arch/i386/boot/zImage /boot/vmlinuz</text:p>
      <text:p text:style-name="P5"/>
      <text:p text:style-name="P5">cp System.map /boot</text:p>
      <text:p text:style-name="P5"/>
      <text:p text:style-name="P5">make modules</text:p>
      <text:p text:style-name="P5"/>
      <text:p text:style-name="P5">make modules_install</text:p>
      <text:p text:style-name="P5"/>
      <text:p text:style-name="P5">Bueno pues los pasos zImage y cp's los podemos olvidar editando el fichero Makefile que hay en /usr/src/linux, buscar :</text:p>
      <text:p text:style-name="P5"/>
      <text:p text:style-name="P5">#INSTALL_PATH=/boot</text:p>
      <text:p text:style-name="P5"/>
      <text:p text:style-name="P5">Descomentar la linea (¡ quitar la #, corcho !)</text:p>
      <text:p text:style-name="P5"/>
      <text:p text:style-name="P5">Para los que tienen su Linux mas personalizado que la Harley, podeis poner el directorio donde queries poner el nuevo kernel, ese directorio debe corresponderse al que pone en el /etc/lilo.conf.</text:p>
      <text:p text:style-name="P5"/>
      <text:p text:style-name="P5">Una vez hecho esto, se puede reemplazar el make zImage y cp's por make zlilo.</text:p>
      <text:p text:style-name="P5"/>
      <text:p text:style-name="P5"><text:span text:style-name="T1">Creando alias para montar y desmontar el CD-ROM</text:span></text:p>
      <text:p text:style-name="P5"/>
      <text:p text:style-name="P5">Para ahorrarnos tiempo al momento de montar y desmontar el CD podemos aprovechar una de las propiedades del shell bash, esto es definir alias, para ello solo tenemos que agregar en el archivo .bashrc que se encuentra en nuestro directorio home las lineas:</text:p>
      <text:p text:style-name="P5"/>
      <text:p text:style-name="P5">alias cdr='mount -t iso9660 /dev/cdrom /mnt/cdrom -r'</text:p>
      <text:p text:style-name="P5">alias ucdr='umount /cdrom'</text:p>
      <text:p text:style-name="P5"/>
      <text:p text:style-name="P5">Donde, /dev/cdrom especifica el dispositivo correspondiente a nuestro CD-ROM, y /mnt/cdrom debe ser un directorio vacío.</text:p>
      <text:p text:style-name="P5"/>
      <text:p text:style-name="P5"><text:span text:style-name="T1">Búsqueda Rápida de Archivos en Disco</text:span></text:p>
      <text:p text:style-name="P5"/>
      <text:p text:style-name="P5">En Linux contamos con una utilidad muy poco conocida , llanmada locate que nos permite consultar en una base de datos con los nombres y las ubicaciones de todos los archivos de nuestro sistema ,esta base de datos se actualiza desde el Cron y su uso es tan sencillo como poner por ejemplo ,locate Profile ,lo que nos dara la ubicacion exacta de este archivo .</text:p>
      <text:p text:style-name="P5"/>
      <text:p text:style-name="P5"><text:span text:style-name="T1">Páginas del Manual en castellano</text:span></text:p>
      <text:p text:style-name="P5"/>
      <text:p text:style-name="P5">Para poder tener el manual en español seguimos estos pasos :</text:p>
      <text:p text:style-name="P5">Bajamos el archivo con la ultima version de las Man.</text:p>
      <text:p text:style-name="P5">Descomprimimos el archivo en un directorio desde donde se realizara la instalacion con : tar xvfz man-pages-es0.7a.tar.gz</text:p>
      <text:p text:style-name="P5">ingresamos en el directorio que se creo y ponemos make install. Editamos el directorio /etc/profile para especificar que de prioridad al lenguaje español agregando export LANG=es_ES .</text:p>
      <text:p text:style-name="P5"/>
      <text:p text:style-name="P5">Salimos de Shell y volvemos a entrar y ya tendremos las paginas del manual en español.</text:p>
      <text:p text:style-name="P5"/>
      <text:p text:style-name="P5"><text:span text:style-name="T1">Recopilación de teclas rápidas del bash</text:span></text:p>
      <text:p text:style-name="P5"/>
      <text:p text:style-name="P5">Empezaremos con las que pudimos sacar de nuestros conocimientos:</text:p>
      <text:p text:style-name="P5"/>
      <text:p text:style-name="P5">* ^d (ctrl-d): Envía un EOF (final de fichero) a la shell que causa un logout.</text:p>
      <text:p text:style-name="P5">* ^c (ctrl-c): Termina el proceso que esté en ejecución.</text:p>
      <text:p text:style-name="P5">* ^z (ctrl-z): Pone el proceso en ejecución en sleep, pudiendo volver a el con, por ejemplo, fg.</text:p>
      <text:p text:style-name="P5">* ^l (ctrl-l): Realiza un clear (borrado de la pantalla) pero manteniendo la linea en la que fue pulsada esta combinación de teclas.</text:p>
      <text:p text:style-name="P5">* ^t (ctrl-t): Intercambia dos letras contiguas. Por ejemplo, supongamos que escribes apt-gte, pues te colocas en la 'e', le das a ^t y problema disléxico (más comÃºn de lo que pudiera parecer ;-) solucionado.</text:p>
      <text:p text:style-name="P5">* ^r (ctrl-r): El bash entra en el modo 'reverse-i-search', que se utiliza para buscar comandos que fueron ejecutados anteriormente. En este modo el usuario puede ir escribiendo parte de la linea de comandos que esta buscando, y el bash va mostrando la línea de comandos que el cree la más adecuada. Una vez has encontrado la que buscabas, enter.</text:p>
      <text:p text:style-name="P5">* ^s (ctrl-s): Bloquea la shell.</text:p>
      <text:p text:style-name="P5">* ^q (ctrl-q): Desbloquea la shell.</text:p>
      <text:p text:style-name="P5"><text:s/>* ^a (ctrl-a): Desplaza el cursor al inicio de la línea de comandos.</text:p>
      <text:p text:style-name="P5">* ^e (ctrl-e): Desplaza el cursor al final de la línea de comandos.</text:p>
      <text:p text:style-name="P5">* ^u (ctrl-u): Corta la linea de comandos desde la posición del cursor hasta el inicio de la línea. El texto cortado se guarda en una especie de "portapapeles", pudiendo realizar un paste (ver más abajo)</text:p>
      <text:p text:style-name="P5">* ^k (ctrl-a): Igual que ^u pero desde el cursor hasta el final de la línea.</text:p>
      <text:p text:style-name="P5">* ^y (ctrl-y): Pega el texto que previamente había sido cortado con ^u o ^.</text:p>
      <text:p text:style-name="P5">* ^b (ctrl-b): Desplaza el cursor una posición hacia la izquierda, como si usaramos la flecha hacia la izquierda de los cursores.</text:p>
      <text:p text:style-name="P5">* ^f (ctrl-f): Desplaza el cursor una posición hacia la derecha, como si usaramos la flecha hacia la derecha de los cursores.</text:p>
      <text:p text:style-name="P5">* ^p (ctrl-p): Se desplaza por el histórico de la línea de comandos hacia atrás, como si utilizaramos la flecha hacia arriba de los cursores.</text:p>
      <text:p text:style-name="P5">* ^n (ctrl-n): Se desplaza por el histórico de la línea de comandos hacia delante, como si utilizaramos la flecha hacia abajo de los cursores.</text:p>
      <text:p text:style-name="P5"/>
      <text:p text:style-name="P5"/>
      <text:p text:style-name="P5">Hay otras teclas rápidas que han sido aportadas por los comentarios a este artículo:</text:p>
      <text:p text:style-name="P5"/>
      <text:p text:style-name="P5">* ^w (ctrl-w): Corta desde la posición actual del cursor hasta el primer espacio que encuentra hacia la izquierda.</text:p>
      <text:p text:style-name="P5"/>
      <text:p text:style-name="P5"/>
      <text:p text:style-name="P6"/>
      <text:p text:style-name="P5"><text:span text:style-name="T1">Haciendo Imágenes de CD rápidamente sin K3B</text:span></text:p>
      <text:p text:style-name="P5"/>
      <text:p text:style-name="P5">Muchas veces usamos programas gráficos para grabar CDs que no son más que frontends para los programas cdrecord, mkisofs, cdrdao, etc. Para hacer una imagen podemos usar simplemente cat o dd:</text:p>
      <text:p text:style-name="P5"/>
      <text:p text:style-name="P5">dd if=/dev/cdrom of=imagen.iso</text:p>
      <text:p text:style-name="P5"/>
      <text:p text:style-name="P5">Gracias a kyle por esta:</text:p>
      <text:p text:style-name="P5">cat /dev/cdrom &gt; imagen.iso</text:p>
      <text:p text:style-name="P5"/>
      <text:p text:style-name="P5">Ambos comandos hacen lo mismo, después, tostamos con cdrecord o con lo que queramos:</text:p>
      <text:p text:style-name="P5"/>
      <text:p text:style-name="P5">cdrecord -v speed=VELOCIDAD dev=GRABADORA imagen.iso</text:p>
      <text:p text:style-name="P5"/>
      <text:p text:style-name="P5"/>
      <text:p text:style-name="P5"><text:span text:style-name="T1">Ver un documento de Microsoft Word en modo texto</text:span></text:p>
      <text:p text:style-name="P5"/>
      <text:p text:style-name="P5">Pues si no nos apetece entrar a las X para ver un documento de estos o simplemente no queremos/podemos cargar el openoffice, abiword y similares, nos bajamos el programita antiword que nos muestra por pantalla el texto del documento word.</text:p>
      <text:p text:style-name="P5">Este programa tambien permite salida en formato postscript, veamos un ejemplo:</text:p>
      <text:p text:style-name="P5"/>
      <text:p text:style-name="P5">Para ver el contenido en modo texto:</text:p>
      <text:p text:style-name="P5"/>
      <text:p text:style-name="P5">antiword cosa.doc | less</text:p>
      <text:p text:style-name="P5"/>
      <text:p text:style-name="P5">Convertimos a postscript con tamaño de página A4 y lo visualizamos con gv:</text:p>
      <text:p text:style-name="P5"/>
      <text:p text:style-name="P5">antiword -p a4 cosa.doc &gt; cosa.ps ; gv cosa.ps</text:p>
      <text:p text:style-name="P5"/>
      <text:p text:style-name="P5">Para los de Debian:</text:p>
      <text:p text:style-name="P5"/>
      <text:p text:style-name="P5">apt-get install antiword</text:p>
      <text:p text:style-name="P5"/>
      <text:p text:style-name="P5"><text:span text:style-name="T1">¿Cómo puedo saber si un usuario está intentando entrarme por telnet?</text:span></text:p>
      <text:p text:style-name="P5"/>
      <text:p text:style-name="P5">Existen dos formas:</text:p>
      <text:p text:style-name="P5"/>
      <text:p text:style-name="P5">1- Se puede estar todo el rato tecleando la w y mirando quién está y qué hace en cada momento, pero no es lo recomendable.</text:p>
      <text:p text:style-name="P5"/>
      <text:p text:style-name="P5">2- En el archivo /etc/hosts.allow poner como tercer parámetro un comando, el que se quiera, y que le avise. Yo lo tengo para que haga un sonido cada vez que alguien conecta por telnet.</text:p>
      <text:p text:style-name="P5"/>
      <text:p text:style-name="P5">Por ejemplo, yo tengo esto en el /etc/hosts.allow:</text:p>
      <text:p text:style-name="P5"/>
      <text:p text:style-name="P5">ALL: ALL: spawn ( cat /usr/share/sounds/meepmeep.au &gt; /dev/audio ) ; : ALLOW</text:p>
      <text:p text:style-name="P5"/>
      <text:p text:style-name="P5">que deja que se usen los servicios del inetd a todos, pero cuando alguien abra un puerto, ejecute el comando dado (saca un sonido).</text:p>
      <text:p text:style-name="P5"/>
      <text:p text:style-name="P5"><text:span text:style-name="T1">Ver los directorios en colores con bash</text:span></text:p>
      <text:p text:style-name="P5"/>
      <text:p text:style-name="P5">El bash posee una propiedad muy interesante y útil mediante la cual es posible ver el listado de los archivos en colores diferentes que los identifican según su tipo.</text:p>
      <text:p text:style-name="P5"/>
      <text:p text:style-name="P5">Por ejemplo los ejecutables se ven en verde, los comprimidos en rojo, etc.</text:p>
      <text:p text:style-name="P5"/>
      <text:p text:style-name="P5">Para poder usar esta propiedad, hay que pasarle al comando ls el parámetro: --color=auto,</text:p>
      <text:p text:style-name="P5"/>
      <text:p text:style-name="P5">Y para que quede de forma permanente hay que definir en el archivo .bashrc los siguientes alias y variables de entorno:</text:p>
      <text:p text:style-name="P5"/>
      <text:p text:style-name="P5">eval `dircolors`</text:p>
      <text:p text:style-name="P5">alias ls='ls $LS_OPTIONS'</text:p>
      <text:p text:style-name="P5">alias ll='ls $LS_OPTIONS -l'</text:p>
      <text:p text:style-name="P5">alias l='ls $LS_OPTIONS \lA'</text:p>
      <text:p text:style-name="P5"/>
      <text:p text:style-name="P5">Con esto estamos redefiniendo el "ls" y creando dos nuevos alias, "ll" y "l".</text:p>
      <text:p text:style-name="P5"/>
      <text:p text:style-name="P5"><text:span text:style-name="T1">Cambiar el logo en el arranque de Linux</text:span></text:p>
      <text:p text:style-name="P5"><text:span text:style-name="T1">Versión para kernels 2.6</text:span></text:p>
      <text:p text:style-name="P5"/>
      <text:p text:style-name="P5">Cambiar la imagen que nos aparece en el arranque de un kernel 2.6 es algo más simple que en los núcleos 2.4.</text:p>
      <text:p text:style-name="P5"/>
      <text:p text:style-name="P5">Necesitaremos:</text:p>
      <text:p text:style-name="P5">1.- El logotipo</text:p>
      <text:p text:style-name="P5">2.- En fuente del kernel 2.6.x que vayamos a compilar.</text:p>
      <text:p text:style-name="P5"/>
      <text:p text:style-name="P5">Crearemos nuestra imagen con nuestro programa favorito (como buenos linuxeros que somos usaremos Gimp :wink: ), y la guardaremos en formato PNG.</text:p>
      <text:p text:style-name="P5"/>
      <text:p text:style-name="P5">A continuación ejecutamos los pasos siguientes:</text:p>
      <text:p text:style-name="P5"/>
      <text:p text:style-name="P5">1.- Ejecutar "convert logo.ext temporal1.ppm</text:p>
      <text:p text:style-name="P5">2.- ppmquant 224 temporal1.ppm &gt; temporal2.ppm</text:p>
      <text:p text:style-name="P5">3.- pnmnoraw logo_passo2.ppm &gt; logo_linux_clut224.ppm</text:p>
      <text:p text:style-name="P5"/>
      <text:p text:style-name="P5">Este logo lo copiaremos dentro del directorio donde hayamos descomprimido el kernel de Linux.</text:p>
      <text:p text:style-name="P5">En mi caso, he utilizado un kernel 2.6.5 (en el 2.6.6 no me funcionaba bien la tarjeta de sonido), así que lo que hacemos sería:</text:p>
      <text:p text:style-name="P5"/>
      <text:p text:style-name="P5">cp logo_linux_clut224.ppm /usr/src/kernel-source-2.6.5/drivers/video/logo/.</text:p>
      <text:p text:style-name="P5"/>
      <text:p text:style-name="P5">Seguidamente, configuraremos el núcleo con las opciones que necesitemos para nuestro hardware.</text:p>
      <text:p text:style-name="P5">Además tendremos que añadir el soporte de Framebuffer en el mismo: Dentro de "Device Drivers", nos vamos a "Graphics Support" y aqui encontraremos al final de la lista dos entradas: "Console display driver support" y "Logo configuration".</text:p>
      <text:p text:style-name="P5">En "Console display driver support", seleccionaremos las opciones "Video mode selection support", "Framebuffer Console support", "Select compiled-in fonts", y "VGA 8x16 font"</text:p>
      <text:p text:style-name="P5"/>
      <text:p text:style-name="P5">Dentro de "Logo configuration", seleccionamos "Bootup logo" y "Standard 224-color linux logo".</text:p>
      <text:p text:style-name="P5"/>
      <text:p text:style-name="P5">Salimos, salvamos la configuración, compilamos e instalamos el kernel.</text:p>
      <text:p text:style-name="P5"/>
      <text:p text:style-name="P5">Sólo con esto, en el próximo arranque que realicemos veremos como Tux se ha reemplazado por la imagen de nuestra elección.</text:p>
      <text:p text:style-name="P5"/>
      <text:p text:style-name="P5"><text:span text:style-name="T1">Obligar a reiniciar cuando ocurre un Kernel Panic</text:span></text:p>
      <text:p text:style-name="P5"/>
      <text:p text:style-name="P5">Esto lo que hace es que si hay un kernel panic espera x segundos y luego reinicia la máquina.</text:p>
      <text:p text:style-name="P5"/>
      <text:p text:style-name="P5">#cat /proc/sys/kernel/panic</text:p>
      <text:p text:style-name="P5">0</text:p>
      <text:p text:style-name="P5"/>
      <text:p text:style-name="P5">El valor devuelto indica los segundos que esperará el kernel antes de reiniciar. El valor '0' indica que no se reiniciará nunca.</text:p>
      <text:p text:style-name="P5"/>
      <text:p text:style-name="P5">Si queremos habilitarlo, por ejemplo con 10 segundos de espera:</text:p>
      <text:p text:style-name="P5"/>
      <text:p text:style-name="P5"># echo "10" &gt; /proc/sys/kernel/panic</text:p>
      <text:p text:style-name="P5"/>
      <text:p text:style-name="P5">Podemos comprobar el cambio con:</text:p>
      <text:p text:style-name="P5"/>
      <text:p text:style-name="P5">#cat /proc/sys/kernel/panic</text:p>
      <text:p text:style-name="P5">10</text:p>
      <text:p text:style-name="P5"/>
      <text:p text:style-name="P5">Este cambio no es permanente, por lo que, si queremos que lo sea, deberemos modificar el archivo /etc/sysctl.conf.</text:p>
      <text:p text:style-name="P5"/>
      <text:p text:style-name="P5"># echo "kernel.panic=10" &gt;&gt; /etc/sysctl.conf</text:p>
      <text:p text:style-name="P5"/>
      <text:p text:style-name="P5">También podemos pasarlo como parámetro durante el arranque, añadiendo 'panic=10' en nuestro cargador de arranque (grub o lilo).</text:p>
      <text:p text:style-name="P5"/>
      <text:p text:style-name="P5"><text:span text:style-name="T1">Evitar salir de la sesión o cerrar la terminal con el comando Ctrl+D</text:span></text:p>
      <text:p text:style-name="P6"><text:span text:style-name="T2">set -o ignoreeof Desactiva Ctrl+D</text:span></text:p>
      <text:p text:style-name="P6"><text:span text:style-name="T2">set +o ignoreeof Reactiva Ctrl+D</text:span></text:p>
      <text:p text:style-name="P5"/>
      <text:p text:style-name="P5"><text:span text:style-name="T1">Matar todos los procesos de determinada aplicación:</text:span></text:p>
      <text:p text:style-name="P5">Muy útil cuando un programa consume demasiados recursos. Abrimos una terminal y tecleamos ps aux c. Obtendremos una completa lista de los procesos que están funcionando. En la primera columna aparece el usuario al que pertenece cada proceso, en la segunda aparece el PID del proceso, y si saltamos hasta la última veremos el nombre de la aplicación a la que pertenece cada proceso. Para buscar la aplicación que queremos "matar" haremos ps aux c | grep firefox por ejemplo, donde firefox es el nombre de la aplicación que queremos matar. Para terminar con ella solo hay que hacer kill -9 de los PID´s de los procesos que nos hayan aparecido. kill -9 3125 3245 ... Por último volvemos a hacer ps aux c | grep firefox y no deberá aparecer.</text:p>
      <text:p text:style-name="P5"/>
      <text:p text:style-name="P5"><text:span text:style-name="T1">Los 10 comandos que más usas en Linux</text:span></text:p>
      <text:p text:style-name="P6"><text:span text:style-name="T2">Para saberlos basta simplemente con ejecutar en consola la siguiente orden:</text:span></text:p>
      <text:p text:style-name="P6"/>
      <text:p text:style-name="P5">history|awk '{print $2}'|awk 'BEGIN {FS="|"} {print $1}'|sort|uniq -c|sort -rn|head -10</text:p>
      <text:p text:style-name="P6"/>
      <text:p text:style-name="P5"><text:s/><text:span text:style-name="T1">Caracteres especiales</text:span></text:p>
      <text:p text:style-name="P5">* * -&gt; Se sustituye por cualquier cadena de texto.</text:p>
      <text:p text:style-name="P5">* ? -&gt; Se sustituye por cualquier carácter.</text:p>
      <text:p text:style-name="P5">* [] -&gt; Su contenido define una lista de caracteres por los cuales se puede sustituir.</text:p>
      <text:p text:style-name="P5">* \ -&gt; Deshabilita las funciones de los otros carácteres especiales.</text:p>
      <text:p text:style-name="P5">* 'cadena' -&gt; En la cadena de texo encerrada entre comillas simples, no se tienen en cuenta los carácteres especiales ni el espacio.</text:p>
      <text:p text:style-name="P5">* `cadena` -&gt; La cadena de texto encerrada entre acentos graves se utiliza como argumento de una línea de comandos.</text:p>
      <text:p text:style-name="P5"/>
      <text:p text:style-name="P5"><text:span text:style-name="T1">Proteger archivos contra el borrado</text:span></text:p>
      <text:p text:style-name="P5">Existe un comando en linux para crear ciertos atributos de inmunidad sobre algunos archivos o todos los archivos que uno quiera proteger. Si se desea proteger un archivo contra borrarlo o ante ataques se utilizará el siguiente comando:</text:p>
      <text:p text:style-name="P5"/>
      <text:p text:style-name="P5">chattr +i nombrearchivo</text:p>
      <text:p text:style-name="P5">Así solamente el superusuario puede evitar que se borren archivos, lo cual puede ser importantísimo para archivos de configuración como apache, entre otros. Para desactivar esa inmunidad en el archivo escribimos:</text:p>
      <text:p text:style-name="P5"/>
      <text:p text:style-name="P5">chattr -i nombrearchivo</text:p>
      <text:p text:style-name="P5"/>
      <text:p text:style-name="P5"><text:span text:style-name="T1">Cómo borrar archivos apropiadamente en Unix</text:span></text:p>
      <text:p text:style-name="P6"><text:span text:style-name="T2">En Unix, el comando 'rm' nos ayuda a borrar archivos indeseados, pero si no se usa con cuidado puede ser un verdadero problema.</text:span></text:p>
      <text:p text:style-name="P6"/>
      <text:p text:style-name="P5">Aquí tienes una lista de consejos para borrar archivos:</text:p>
      <text:p text:style-name="P5"/>
      <text:p text:style-name="P5">- Antes de borrar una lista de archivos, asegúrate de ver en qué directorio estás. Para ello primero haz 'pwd' y luego 'rm -rf *', pero SOLO después de ver que el directorio es el apropiado.</text:p>
      <text:p text:style-name="P5">Si eres de los que se equivoca todo el tiempo borrando archivos, ¿por qué no hacer que rm te pida una confirmación?. Para ello haz un alias: alias rm='rm -i' (ponlo en tu .bashrc o similar)</text:p>
      <text:p text:style-name="P5"/>
      <text:p text:style-name="P5">- Si deseas borrar una cantidad grande de archivos, y éstos están en subdirectorios, quizás lo mejor es utilizar find. Por ejemplo, para borrar los archivos '.bak' más viejos de 7 días en el directorio actual: find ./ -type f -name '*.bak' -exec rm -f {} \;</text:p>
      <text:p text:style-name="P5"/>
      <text:p text:style-name="P5">- No es adecuado borrar una bitácora (log file) para luego recrearla (rm -f /var/log/mylog; touch /var/log/mylog), ya que se pierden los permisos originales. En lugar de borrarla (para luego crearla con 'touch'), cópiale encima el dispositivo /dev/null y listo: cp /dev/null /var/log/mylog.</text:p>
      <text:p text:style-name="P5">La forma correcta de rotar bitácoras no es borrándolas, sino haciendo una copia y luego usando a /dev/null: cp -p /var/log/mylog /var/log/mylog.1; cp /dev/null /var/log/mylog; gzip /var/log/mylog.1.</text:p>
      <text:p text:style-name="P5"/>
      <text:p text:style-name="P5"><text:span text:style-name="T1">Comprobar remotamente si un ordenador está conectado</text:span></text:p>
      <text:p text:style-name="P5">Puedes saber si un ordenador remoto está conectado, escribiendo:</text:p>
      <text:p text:style-name="P5"/>
      <text:p text:style-name="P5">ping IPdelordenadorremoto, por ejemplo: ping 200.44.248.180.</text:p>
      <text:p text:style-name="P5"/>
      <text:p text:style-name="P5">Deberías recibir mensajes sobre que se están enviando y recibiendo exitosamente los paquetes, de lo contrario obtendrías un mensaje de error o se quedará detenido por un largo rato.</text:p>
      <text:p text:style-name="P5"/>
      <text:p text:style-name="P5"><text:span text:style-name="T1">Utilizar una impresora remota que esté conectada a un ordenador Windows</text:span></text:p>
      <text:p text:style-name="P6"><text:span text:style-name="T2">Si usas el Samba y optaste por una instalación completa de la distribución Linux, has de modificar el fichero /etc/smb.conf, para poder acceder al ordenador (que está ejecutando Linux, por supuesto), desde un sistema Windows.</text:span></text:p>
      <text:p text:style-name="P6"/>
      <text:p text:style-name="P5">Para comenzar es necesario dar de alta una nueva impresora. La llamaremos en este caso: Sambaprinter.</text:p>
      <text:p text:style-name="P5"/>
      <text:p text:style-name="P5">Para hacerlo crea un archivo de spool para la cola de impresión:</text:p>
      <text:p text:style-name="P5">mkdir /var/spool/lpd/Sambaprinter/</text:p>
      <text:p text:style-name="P5"/>
      <text:p text:style-name="P5">Es importante asegurarse de que los permisos de este directorio son adecuados. En el caso de Debian el permiso bueno era el 775: chmod 775 /var/spool/lpd/Sambaprinter/</text:p>
      <text:p text:style-name="P5"/>
      <text:p text:style-name="P5">Dar de alta la impresora en el fichero /etc/printcap, introduciendo en el mismo las siguientes líneas:</text:p>
      <text:p text:style-name="P5">Sambaprinter:\</text:p>
      <text:p text:style-name="P5">:sd=/var/spool/lpd/Sambaprinter:\</text:p>
      <text:p text:style-name="P5">:sh:\</text:p>
      <text:p text:style-name="P5">:if=/usr/local/etc/smbprint:\</text:p>
      <text:p text:style-name="P5">:af=/var/spool/lpd/Sambaprinter/acct:\</text:p>
      <text:p text:style-name="P5">:lp=/dev/null:\</text:p>
      <text:p text:style-name="P5">:mx#0:</text:p>
      <text:p text:style-name="P5"/>
      <text:p text:style-name="P5">Aquí, la primera línea especifica el nombre de la impresora. La segunda, su directorio de spool (sd -&gt; Spool Directory).</text:p>
      <text:p text:style-name="P5">En la cuarta línea se encuentra la clave de la cuestión: se está especificando un filtro de entrada (if -&gt; Input Filter), de modo que el fichero que se pretende imprimir es enviado a dicho filtro.</text:p>
      <text:p text:style-name="P5"/>
      <text:p text:style-name="P5">A continuación se explica cómo obtenerlo:</text:p>
      <text:p text:style-name="P5"/>
      <text:p text:style-name="P5">El filtro de entrada, smbprint, debe encontrarse entre los ficheros que se copiaron al disco duro al instalar el paquete Samba. Normalmente se halla en algún subdirectorio de /usr/doc/</text:p>
      <text:p text:style-name="P5"/>
      <text:p text:style-name="P5">Una vez localizado el fichero hemos de copiarlo al directorio señalado en la línea if=... que introdujimos anteriormente en /etc/printcap (en nuestro ejemplo a /usr/local/etc/) de modo que esta línea señale a smbprint.</text:p>
      <text:p text:style-name="P5"/>
      <text:p text:style-name="P5">Darle permiso de ejecución:</text:p>
      <text:p text:style-name="P5">chmod a+x smbprint</text:p>
      <text:p text:style-name="P5"/>
      <text:p text:style-name="P5">El filtro smbprint básicamente contiene una llamada al programa smbclient (otro de los ficheros que vienen en el paquete Samba) con los parámetros adecuados. Esta llamada se efectúa en las últimas líneas de smbprint. Hemos de asegurarnos de que la ruta de directorios especificada para smbclient (Del tipo /usr/local/samba/smbclient) es correcta, modificándola si es necesario.</text:p>
      <text:p text:style-name="P5"/>
      <text:p text:style-name="P5">Por último hay que especificar la impresora remota en la que deseamos imprimir.</text:p>
      <text:p text:style-name="P5"/>
      <text:p text:style-name="P5">Supongamos que esta impresora se encuentra en el ordenador denominado Computer, que se llama POSTSCRIPTPRINTER (para saber cuáles son los recursos que ofrece la máquina COMPUTER, podemos teclear el comando smbclient -L COMPUTER) y que no requiere de ningún password para su acceso. Se trata entonces de editar un fichero llamado .config, situado en el directorio de spool de la impresora (en nuestro ejemplo, /var/spool/lpd/impreSamba/), e introducir las siguientes líneas:</text:p>
      <text:p text:style-name="P5">server=Computer</text:p>
      <text:p text:style-name="P5">service=POSTSCRIPTPRINTER</text:p>
      <text:p text:style-name="P5">password=""</text:p>
      <text:p text:style-name="P5">Este fichero será empleado por smbprint para efectuar la llamada adecuada a smbclient.</text:p>
      <text:p text:style-name="P5"/>
      <text:p text:style-name="P5">No olvidar que hay que volver a iniciar el demonio de impresión para que reconozca a la nueva impresora: lpd</text:p>
      <text:p text:style-name="P5"/>
      <text:p text:style-name="P5">Ya podremos enviar un fichero a la impresora remota, por ejemplo:</text:p>
      <text:p text:style-name="P5">lpr -P Sambaprinter prueba.ps</text:p>
      <text:p text:style-name="P5"/>
      <text:p text:style-name="P5">Nota: Para hacer que Sambaprinter sea la impresora utilizada por defecto, sustituir en /etc/printcap</text:p>
      <text:p text:style-name="P5"/>
      <text:p text:style-name="P5"/>
      <text:p text:style-name="P5"/>
      <text:p text:style-name="P5"><text:span text:style-name="T1">COMANDOS Linux</text:span></text:p>
      <text:p text:style-name="P6"/>
      <text:p text:style-name="P5">1<text:tab text:tab-ref="1"/>adduser<text:tab/>Ver useradd.</text:p>
      <text:p text:style-name="P5">2<text:tab text:tab-ref="1"/>alias<text:tab/>Crea atajos de comandos, lista los alias actuales.</text:p>
      <text:p text:style-name="P5">3<text:tab text:tab-ref="1"/>apt-get<text:tab/>Herramienta de actualizacón/instalación remota de paquetes en sistemas basados en debian.</text:p>
      <text:p text:style-name="P5">4<text:tab text:tab-ref="1"/>arp<text:tab/>Permite obtener/manipular la lista de direcciones MAC/Ip que el sistema ve.</text:p>
      <text:p text:style-name="P5">5<text:tab text:tab-ref="1"/>awk<text:tab/>Análisis y procesamiento de patrones en archivos y listados.</text:p>
      <text:p text:style-name="P5">6<text:tab text:tab-ref="1"/>basename<text:tab/>Permite eliminar la ruta del nombre de un archivo.</text:p>
      <text:p text:style-name="P5"><text:span text:style-name="T1">COMANDOS Linux</text:span><text:s/>(Sigue)</text:p>
      <text:p text:style-name="P5">7<text:tab text:tab-ref="1"/>bc<text:tab/>Calculadora y lenguaje matemático, muy potente.</text:p>
      <text:p text:style-name="P5">8<text:tab text:tab-ref="1"/>bzip2<text:tab/>Compresor / descompresor de archivos.</text:p>
      <text:p text:style-name="P5">9<text:tab text:tab-ref="1"/>cal<text:tab/>Despliega un calendario.</text:p>
      <text:p text:style-name="P5">10<text:tab text:tab-ref="1"/>cat<text:tab/>Muestra el contenido de archivos y concatena archivos.</text:p>
      <text:p text:style-name="P5">11<text:tab text:tab-ref="1"/>cd<text:tab/>Cambiar de directorio.</text:p>
      <text:p text:style-name="P5">12<text:tab text:tab-ref="1"/>cfdisk<text:tab/>Herramienta de particionamiento de discos, usada en sistemas debian principalmente.</text:p>
      <text:p text:style-name="P5">13<text:tab text:tab-ref="1"/>chage<text:tab/>Permite cambiar la información (expiración, caducidad, etc) de la contraseña de un usuario.</text:p>
      <text:p text:style-name="P5">14<text:tab text:tab-ref="1"/>chattr<text:tab/>Cambia atributos extendidos de archivos y directorios</text:p>
      <text:p text:style-name="P5">15<text:tab text:tab-ref="1"/>chgrp<text:tab/>Cambia el grupo de un archivo(s) o carpetas(s).</text:p>
      <text:p text:style-name="P5">16<text:tab text:tab-ref="1"/>chkconfig<text:tab/>Controla/consulta el modo en que los servicios se ejecutan o no al inicio del sistema.</text:p>
      <text:p text:style-name="P5">17<text:tab text:tab-ref="1"/>chmod<text:tab/>Cambia los permisos de un archivo(s) o carpetas(s).</text:p>
      <text:p text:style-name="P5">18<text:tab text:tab-ref="1"/>chown<text:tab/>Cambia el propietario de un archivo(s) o carpetas(s).</text:p>
      <text:p text:style-name="P5">19<text:tab text:tab-ref="1"/>chroot<text:tab/>Ejecuta comandos de root en un shell restringido a un directorio y sus subdirectorios.</text:p>
      <text:p text:style-name="P5">20<text:tab text:tab-ref="1"/>clear<text:tab/>Limpia la terminal.</text:p>
      <text:p text:style-name="P5">21<text:tab text:tab-ref="1"/>cmp<text:tab/>Compara dos archivos byte por byte.</text:p>
      <text:p text:style-name="P5">22<text:tab text:tab-ref="1"/>crontab<text:tab/>Administra archivos cron para los usuarios y root.</text:p>
      <text:p text:style-name="P5">23<text:tab text:tab-ref="1"/>curl<text:tab/>Permite descargar o transferir url's.</text:p>
      <text:p text:style-name="P5">24<text:tab text:tab-ref="1"/>cut<text:tab/>Remueve secciones (columnas principalmente) de cada línea de un archivo o archivos.</text:p>
      <text:p text:style-name="P5">25<text:tab text:tab-ref="1"/>date<text:tab/>Muestra/establece la fecha y hora actual.</text:p>
      <text:p text:style-name="P5">26<text:tab text:tab-ref="1"/>dd<text:tab/>Convierte y copia archivos y sistemas de archivos.</text:p>
      <text:p text:style-name="P5">27<text:tab text:tab-ref="1"/>df<text:tab/>Muestra el uso de espacio de discos duros o particiones.</text:p>
      <text:p text:style-name="P5">28<text:tab text:tab-ref="1"/>diff<text:tab/>Busca y muestra diferencias entre archivos.</text:p>
      <text:p text:style-name="P5">29<text:tab text:tab-ref="1"/>dig<text:tab/>Utilería para consultas a servidores DNS.</text:p>
      <text:p text:style-name="P5">30<text:tab text:tab-ref="1"/>dmesg<text:tab/>Muestra los mensajes del arranque del sistema (boot).</text:p>
      <text:p text:style-name="P5">31<text:tab text:tab-ref="1"/>dmidecode<text:tab/>Lista hardware del equipo directamente del BIOS. (también: lshw)</text:p>
      <text:p text:style-name="P5">32<text:tab text:tab-ref="1"/>dos2unix<text:tab/>Convierte archivos de formato MS-DOS a formato Unix/Linux.</text:p>
      <text:p text:style-name="P5">33<text:tab text:tab-ref="1"/>du<text:tab/>Muestra el uso de espacio de archivos y directorios.</text:p>
      <text:p text:style-name="P5">34<text:tab text:tab-ref="1"/>echo<text:tab/>Imprime una línea de texto, variables, o contenido a un archivo.</text:p>
      <text:p text:style-name="P5">35<text:tab text:tab-ref="1"/>edquota<text:tab/>Administra el control de cuotas de disco de usuario y grupos.</text:p>
      <text:p text:style-name="P5">36<text:tab text:tab-ref="1"/>eject<text:tab/>Desmonta y expulsa un medio removible, como cdroms.</text:p>
      <text:p text:style-name="P5">37<text:tab text:tab-ref="1"/>env<text:tab/>Ejecuta un programa en un entorno modificado.</text:p>
      <text:p text:style-name="P5">38<text:tab text:tab-ref="1"/>ethtool<text:tab/>Permite desplegar o cambiar valores de una tarjeta de red.</text:p>
      <text:p text:style-name="P5">39<text:tab text:tab-ref="1"/>exit<text:tab/>Sale del shell o terminal actual.</text:p>
      <text:p text:style-name="P5">40<text:tab text:tab-ref="1"/>export<text:tab/>Exporta el valor de una variable.</text:p>
      <text:p text:style-name="P5">41<text:tab text:tab-ref="1"/>expr<text:tab/>Evaluador de expresiones matemáticas.</text:p>
      <text:p text:style-name="P5">42<text:tab text:tab-ref="1"/>fc<text:tab/>Lista, edita y reejecuta comandos previamente ejecutados.</text:p>
      <text:p text:style-name="P5">43<text:tab text:tab-ref="1"/>fdisk<text:tab/>Herramienta para particionar discos, común a casi todas las distros.</text:p>
      <text:p text:style-name="P5">44<text:tab text:tab-ref="1"/>file<text:tab/>Determina el tipo de archivo.</text:p>
      <text:p text:style-name="P5">45<text:tab text:tab-ref="1"/>find<text:tab/>Búsqueda de archivos, multitud de opciones de búsqueda.</text:p>
      <text:p text:style-name="P5">46<text:tab text:tab-ref="1"/>fortune<text:tab/>Imprime un adagio al azar.</text:p>
      <text:p text:style-name="P5">47<text:tab text:tab-ref="1"/>free<text:tab/>Muestra el espacio usado y libre de memoria RAM y Swap.</text:p>
      <text:p text:style-name="P5">48<text:tab text:tab-ref="1"/>fsck<text:tab/>Herramienta para verificar/reparar sistemas de archivos.</text:p>
      <text:p text:style-name="P5">49<text:tab text:tab-ref="1"/>gawk<text:tab/>Análisis y procesamiento de patrones en archivos y listados. (versión gnu)</text:p>
      <text:p text:style-name="P5">50<text:tab text:tab-ref="1"/>gedit<text:tab/>Editor de textos de gnome.</text:p>
      <text:p text:style-name="P5">51<text:tab text:tab-ref="1"/>gpasswd<text:tab/>Permite la administración del archivo /etc/group</text:p>
      <text:p text:style-name="P5">52<text:tab text:tab-ref="1"/>gpg<text:tab/>Herramienta de encriptación y de generación de certificados de seguridad (opengpg).</text:p>
      <text:p text:style-name="P5">53<text:tab text:tab-ref="1"/>grep<text:tab/>Busca patrones de cadenas dentro de archivos.</text:p>
      <text:p text:style-name="P5">54<text:tab text:tab-ref="1"/>groupadd<text:tab/>Crea un nuevo grupo en el sistema.</text:p>
      <text:p text:style-name="P5">55<text:tab text:tab-ref="1"/>groupdel<text:tab/>Elimina un grupo en el sistema.</text:p>
      <text:p text:style-name="P5">56<text:tab text:tab-ref="1"/>groupmod<text:tab/>Modifica un grupo en el sistema.</text:p>
      <text:p text:style-name="P5">57<text:tab text:tab-ref="1"/>groups<text:tab/>Imprime los grupos a los que pertenece un usuario.</text:p>
      <text:p text:style-name="P5">58<text:tab text:tab-ref="1"/>gzip<text:tab/>Comprime/expande archivos.</text:p>
      <text:p text:style-name="P5">59<text:tab text:tab-ref="1"/>halt<text:tab/>Apaga el equipo.</text:p>
      <text:p text:style-name="P5">60<text:tab text:tab-ref="1"/>hdparm<text:tab/>Establece y muestra características sobre los discos duros.</text:p>
      <text:p text:style-name="P5">61<text:tab text:tab-ref="1"/>head<text:tab/>Despliega las primera líneas de un archivo.</text:p>
      <text:p text:style-name="P5">62<text:tab text:tab-ref="1"/>help<text:tab/>Ayuda sobre los comandos internos de bash.</text:p>
      <text:p text:style-name="P5">63<text:tab text:tab-ref="1"/>history<text:tab/>Muestra el historial de comandos del usuario.</text:p>
      <text:p text:style-name="P5">64<text:tab text:tab-ref="1"/>host<text:tab/>Utileria de consulta a sevidores DNS.</text:p>
      <text:p text:style-name="P5">65<text:tab text:tab-ref="1"/>hostname<text:tab/>Despliega el nombre del equipo.</text:p>
      <text:p text:style-name="P5">66<text:tab text:tab-ref="1"/>hwclock<text:tab/>Muestra/Establece la fecha/hora del bios o hardware. (Fecha/Hora del sistema con date)</text:p>
      <text:p text:style-name="P5">67<text:tab text:tab-ref="1"/>id<text:tab/>Muestra el UID (User ID) y GID (Group ID) del usuario</text:p>
      <text:p text:style-name="P5">68<text:tab text:tab-ref="1"/>ifconfig<text:tab/>Muestra/Configura las interfaces de red del sistema.</text:p>
      <text:p text:style-name="P5">69<text:tab text:tab-ref="1"/>init<text:tab/>Control de inicialización de un nivel de ejecucción.</text:p>
      <text:p text:style-name="P5">70<text:tab text:tab-ref="1"/>insmod<text:tab/>Inserta módulos en el kernel.</text:p>
      <text:p text:style-name="P5">71<text:tab text:tab-ref="1"/>ipcalc<text:tab/>Realiza cálculos simples sobre direcciones IP.</text:p>
      <text:p text:style-name="P5">72<text:tab text:tab-ref="1"/>ipcount<text:tab/>Identificación de rangos de red, cálculo de IP's.</text:p>
      <text:p text:style-name="P5">73<text:tab text:tab-ref="1"/>iptables<text:tab/>Herramienta de configuración del firewall de Linux.</text:p>
      <text:p text:style-name="P5">74<text:tab text:tab-ref="1"/>iptraf<text:tab/>Analizador de tráfico de red en modo de texto.</text:p>
      <text:p text:style-name="P5">75<text:tab text:tab-ref="1"/>iwconfig<text:tab/>Configura una tarjeta de red inalámbrica.</text:p>
      <text:p text:style-name="P5">76<text:tab text:tab-ref="1"/>iwlist<text:tab/>Obtiene información detallada de una tarjeta inalámbrica.</text:p>
      <text:p text:style-name="P5">77<text:tab text:tab-ref="1"/>jobs<text:tab/>Muestra los trabajos del usuario en suspensión o en background.</text:p>
      <text:p text:style-name="P5">78<text:tab text:tab-ref="1"/>kate<text:tab/>Editor de textos de KDE.</text:p>
      <text:p text:style-name="P5">79<text:tab text:tab-ref="1"/>kill<text:tab/>Termina procesos, mas correctamente envía señales a procesos.</text:p>
      <text:p text:style-name="P5">80<text:tab text:tab-ref="1"/>killall<text:tab/>Termina procesos del mismo nombre o conjunto.</text:p>
      <text:p text:style-name="P5">81<text:tab text:tab-ref="1"/>last<text:tab/>Muestra información de los últimos usuarios logueados.</text:p>
      <text:p text:style-name="P5">82<text:tab text:tab-ref="1"/>lastb<text:tab/>Muestra información de los últimos intentos fallidos de loguearse.</text:p>
      <text:p text:style-name="P5">83<text:tab text:tab-ref="1"/>less<text:tab/>Muestra el contenido de un archivo, permite búsquedas y movimento hacía atrás y adelante.</text:p>
      <text:p text:style-name="P5">84<text:tab text:tab-ref="1"/>ln<text:tab/>Crea enlaces (accesos directos) suaves y duros de archivos y directorios.</text:p>
      <text:p text:style-name="P5">85<text:tab text:tab-ref="1"/>locale<text:tab/>Información específica sobre las variables de entorno locales.</text:p>
      <text:p text:style-name="P5">86<text:tab text:tab-ref="1"/>locate<text:tab/>Indexa y busca archivos. Mas seguro utilizar slocate.</text:p>
      <text:p text:style-name="P5">87<text:tab text:tab-ref="1"/>losetup<text:tab/>Define y controla dispositivos del tipo 'loop'.</text:p>
      <text:p text:style-name="P5">88<text:tab text:tab-ref="1"/>lpq<text:tab/>Muestra los documentos para imprimir en la cola de impresión.</text:p>
      <text:p text:style-name="P5">89<text:tab text:tab-ref="1"/>lpr<text:tab/>Añade un documento a la cola de impresión.</text:p>
      <text:p text:style-name="P5">90<text:tab text:tab-ref="1"/>ls<text:tab/>Lista archivos y directorios.</text:p>
      <text:p text:style-name="P5">91<text:tab text:tab-ref="1"/>lshw<text:tab/>Lista hardware del equipo directamente del BIOS. (también: dmidecode)</text:p>
      <text:p text:style-name="P5">92<text:tab text:tab-ref="1"/>lsmod<text:tab/>Muestra el estatus de los módulos en el kernel.</text:p>
      <text:p text:style-name="P5">93<text:tab text:tab-ref="1"/>lsof<text:tab/>Muestra archivos abiertos de un programa en ejecucción, o de un usuario, proceso, etc.</text:p>
      <text:p text:style-name="P5">94<text:tab text:tab-ref="1"/>lspci<text:tab/>Lista los dispositivos pci del sistema.</text:p>
      <text:p text:style-name="P5">95<text:tab text:tab-ref="1"/>lsusb<text:tab/>Lista los dispositivos usb del sistema.</text:p>
      <text:p text:style-name="P5">96<text:tab text:tab-ref="1"/>man<text:tab/>Muestra el manual del comando indicado.</text:p>
      <text:p text:style-name="P5">97<text:tab text:tab-ref="1"/>mc<text:tab/>Manejador de archvivos con soporte de mouse en modo de texto, no todas las distro lo tienen.</text:p>
      <text:p text:style-name="P5">98<text:tab text:tab-ref="1"/>mcedit<text:tab/>Editor de textos de mc.</text:p>
      <text:p text:style-name="P5">99<text:tab text:tab-ref="1"/>md5sum<text:tab/>Comprueba (y genera) archivos con firma de certificación md5.</text:p>
      <text:p text:style-name="P5">100<text:tab text:tab-ref="1"/>mkdir<text:tab/>Crea directorios.</text:p>
      <text:p text:style-name="P5">101<text:tab text:tab-ref="1"/>mkfs<text:tab/>Construye un sistema de archivos de Linux.</text:p>
      <text:p text:style-name="P5">102<text:tab text:tab-ref="1"/>mkpasswd<text:tab/>Generador de contraseñas. (Paquete del programa 'expect').</text:p>
      <text:p text:style-name="P5">103<text:tab text:tab-ref="1"/>modinfo<text:tab/>Muestra información acerca de los módulos del kernel.</text:p>
      <text:p text:style-name="P5">104<text:tab text:tab-ref="1"/>modprobe<text:tab/>Herramienta que añade/remueve módulos del kernel.</text:p>
      <text:p text:style-name="P5">105<text:tab text:tab-ref="1"/>more<text:tab/>Paginador similar a less pero menos funcioanal, ya que sale avanza y no retocede.</text:p>
      <text:p text:style-name="P5">106<text:tab text:tab-ref="1"/>mount<text:tab/>Monta dispositvos de almacenamiento en particiones indicadas.</text:p>
      <text:p text:style-name="P5">107<text:tab text:tab-ref="1"/>mtools<text:tab/>Conjunto de utilidades para acceder a discos DOS desde Linux.</text:p>
      <text:p text:style-name="P5">108<text:tab text:tab-ref="1"/>mv<text:tab/>Mueve archivos y directorios.</text:p>
      <text:p text:style-name="P5">109<text:tab text:tab-ref="1"/>netstat<text:tab/>Herramienta de red que muestra conexiones, tablas de ruteo, estadísticas de interfaces, etc.</text:p>
      <text:p text:style-name="P5">110<text:tab text:tab-ref="1"/>nice<text:tab/>Ejecuta un programa con una prioridad de ejecucción distinta a la normal.</text:p>
      <text:p text:style-name="P5">111<text:tab text:tab-ref="1"/>nohup<text:tab/>Ejecuta un programa inmune a los hangups y sin salida a una terminal.</text:p>
      <text:p text:style-name="P5">112<text:tab text:tab-ref="1"/>openssl<text:tab/>Control, administración, generación de certificados de seguridad.</text:p>
      <text:p text:style-name="P5">113<text:tab text:tab-ref="1"/>passwd<text:tab/>Cambia la contraseña del usuario indicado.</text:p>
      <text:p text:style-name="P5">114<text:tab text:tab-ref="1"/>ping<text:tab/>Manda un echo_request (solicitud de eco) a un equipo en al red.</text:p>
      <text:p text:style-name="P5">115<text:tab text:tab-ref="1"/>pkill<text:tab/>Manda señales a procesos basado en sus atributos.</text:p>
      <text:p text:style-name="P5">116<text:tab text:tab-ref="1"/>pr<text:tab/>Fromatea o convierte archivos de texto para imprimirlos.</text:p>
      <text:p text:style-name="P5">117<text:tab text:tab-ref="1"/>ps<text:tab/>Muestra los procesos del sistema o del usuario o ambos.</text:p>
      <text:p text:style-name="P5">118<text:tab text:tab-ref="1"/>pstree<text:tab/>Muestra los procesos en forma de árbol.</text:p>
      <text:p text:style-name="P5">119<text:tab text:tab-ref="1"/>pwconv<text:tab/>Agrega o establece la protección shadow el archivo /etc/passwd.</text:p>
      <text:p text:style-name="P5">120<text:tab text:tab-ref="1"/>quota<text:tab/>Permite ver el uso de cuotas por usuario.</text:p>
      <text:p text:style-name="P5">121<text:tab text:tab-ref="1"/>quotacheck<text:tab text:tab-ref="1"/>Crea, verifica, administra sistemas de cuotas de disco</text:p>
      <text:p text:style-name="P5">122<text:tab text:tab-ref="1"/>quotaoff<text:tab/>Desactiva el control de cuotas de discos.</text:p>
      <text:p text:style-name="P5">123<text:tab text:tab-ref="1"/>quotaon<text:tab/>Activa el control de cuotas de discos para usuarios y grupos.</text:p>
      <text:p text:style-name="P5">124<text:tab text:tab-ref="1"/>rdesktop<text:tab/>Abre terminales gráficas ha?ia equipos Windows.</text:p>
      <text:p text:style-name="P5">125<text:tab text:tab-ref="1"/>reboot<text:tab/>Reinicia el equipo.</text:p>
      <text:p text:style-name="P5">126<text:tab text:tab-ref="1"/>renice<text:tab/>Cambia la prioridad de un proceso o programa en ejecucción.</text:p>
      <text:p text:style-name="P5">127<text:tab text:tab-ref="1"/>repquota<text:tab/>Reporte de uso de cuotas de disco.</text:p>
      <text:p text:style-name="P5">128<text:tab text:tab-ref="1"/>rev<text:tab/>Invierte las líneas de un archivo.</text:p>
      <text:p text:style-name="P5">129<text:tab text:tab-ref="1"/>rm<text:tab/>Borra o elimina archivos.</text:p>
      <text:p text:style-name="P5">130<text:tab text:tab-ref="1"/>route<text:tab/>Muestra/altera la tabla de ruteo IP.</text:p>
      <text:p text:style-name="P5">131<text:tab text:tab-ref="1"/>rpm<text:tab/>Programa para la instalación/actualización/eliminación de paquetes, distros basadas en redhat.</text:p>
      <text:p text:style-name="P5">132<text:tab text:tab-ref="1"/>runlevel<text:tab/>Muestra el nivel de ejecución actual y anterior del sistema.</text:p>
      <text:p text:style-name="P5">133<text:tab text:tab-ref="1"/>scp<text:tab/>Copia archivos entre equipos, parte del paquete openssh (protocolo de comunicación encriptado).</text:p>
      <text:p text:style-name="P5">134<text:tab text:tab-ref="1"/>screen<text:tab/>Administrador de terminales virtuales.</text:p>
      <text:p text:style-name="P5">135<text:tab text:tab-ref="1"/>sed<text:tab/>Editor en línea que filtra y transforma archivos.</text:p>
      <text:p text:style-name="P5">136<text:tab text:tab-ref="1"/>service<text:tab/>Ejecuta/detiene servicios en modo manual.</text:p>
      <text:p text:style-name="P5">137<text:tab text:tab-ref="1"/>set<text:tab/>Muestra o establece el entorno de variables para el usuario actuual.</text:p>
      <text:p text:style-name="P5">138<text:tab text:tab-ref="1"/>sha1sum<text:tab/>Comprueba (y genera) archivos con firma de certificación sha1.</text:p>
      <text:p text:style-name="P5">139<text:tab text:tab-ref="1"/>shred<text:tab/>Elimina archivos de manera segura e irrecuperable.</text:p>
      <text:p text:style-name="P5">140<text:tab text:tab-ref="1"/>shutdown<text:tab/>Apaga o reinicia el equipo.</text:p>
      <text:p text:style-name="P5">141<text:tab text:tab-ref="1"/>sort<text:tab/>Ordena líneas de archivos y listas</text:p>
      <text:p text:style-name="P5">142<text:tab text:tab-ref="1"/>ss<text:tab/>Utileria similar a netstat pero más básica, listados rápidos de sockets establecidos.</text:p>
      <text:p text:style-name="P5">143<text:tab text:tab-ref="1"/>ssh<text:tab/>Programa de login remoto seguro, programa del paquete openssh (protocolo de comunicación encriptado).</text:p>
      <text:p text:style-name="P5">144<text:tab text:tab-ref="1"/>startx<text:tab/>Inicia una sesión X.</text:p>
      <text:p text:style-name="P5">145<text:tab text:tab-ref="1"/>su<text:tab/>Cambia del usuario actual al indicado.</text:p>
      <text:p text:style-name="P5">146<text:tab text:tab-ref="1"/>sudo<text:tab/>Permite indicar que usuario ejecuta que comandos de root.</text:p>
      <text:p text:style-name="P5">147<text:tab text:tab-ref="1"/>sync<text:tab/>Forza bloques en memoria a discos, actualiza el superbloque.</text:p>
      <text:p text:style-name="P5">148<text:tab text:tab-ref="1"/>tac<text:tab/>Igual que cat, muestra y/o concatena archivos pero al revés.</text:p>
      <text:p text:style-name="P5">149<text:tab text:tab-ref="1"/>tail<text:tab/>Muestra la parte final de un archivo.</text:p>
      <text:p text:style-name="P5">150<text:tab text:tab-ref="1"/>tar<text:tab/>Herramienta empaquetadora/compresora de archivos.</text:p>
      <text:p text:style-name="P5">151<text:tab text:tab-ref="1"/>time<text:tab/>Devuelve el tiempo en que se ejecutó el comando o programa indicado.</text:p>
      <text:p text:style-name="P5">152<text:tab text:tab-ref="1"/>top<text:tab/>Muestra los procesos del sistema de manera interactiva y continua.</text:p>
      <text:p text:style-name="P5">153<text:tab text:tab-ref="1"/>touch<text:tab/>Crea archivos vacios, cambia fechas de acceso y/o modificación de archivos.</text:p>
      <text:p text:style-name="P5">154<text:tab text:tab-ref="1"/>tput<text:tab/>Cambia valores o capacidades de la terminal, en base a terminfo.</text:p>
      <text:p text:style-name="P5">155<text:tab text:tab-ref="1"/>tty<text:tab/>Imprime el nombre de la terminal en la que se esta.</text:p>
      <text:p text:style-name="P5">156<text:tab text:tab-ref="1"/>umask<text:tab/>Establece una máscara de permisos para cuando se crean directorios y archivos.</text:p>
      <text:p text:style-name="P5">157<text:tab text:tab-ref="1"/>umount<text:tab/>Desmonta sistemas de archivos.</text:p>
      <text:p text:style-name="P5">158<text:tab text:tab-ref="1"/>unalias<text:tab/>Elimina alias de comandos, creados con el comando alias.</text:p>
      <text:p text:style-name="P5">159<text:tab text:tab-ref="1"/>uname<text:tab/>Despliega información del sistema.</text:p>
      <text:p text:style-name="P5">160<text:tab text:tab-ref="1"/>uniq<text:tab/>Omite o reporta sobre líneas repetidas en un archivo o listado.</text:p>
      <text:p text:style-name="P5">161<text:tab text:tab-ref="1"/>up2date<text:tab/>Herramienta de actualización/instalación remota de paquetes, (usada en redhat, centos).</text:p>
      <text:p text:style-name="P5">162<text:tab text:tab-ref="1"/>uptime<text:tab/>Muestra que tanto tiempo lleva prendido el equipo.</text:p>
      <text:p text:style-name="P5">163<text:tab text:tab-ref="1"/>urpmi<text:tab/>Herramienta de actualización/instalación remota de paquetes, distros basadas en rpm (usada en mandriva).</text:p>
      <text:p text:style-name="P5">164<text:tab text:tab-ref="1"/>useradd<text:tab/>Añade usuarios.</text:p>
      <text:p text:style-name="P5">165<text:tab text:tab-ref="1"/>userdel<text:tab/>Elimina usuarios.</text:p>
      <text:p text:style-name="P5">166<text:tab text:tab-ref="1"/>usermod<text:tab/>Modifica información de usuarios.</text:p>
      <text:p text:style-name="P5">167<text:tab text:tab-ref="1"/>vi<text:tab/>Editor visual de pantalla, editor de textos, que encuentras en todas las distros Linux.</text:p>
      <text:p text:style-name="P5">168<text:tab text:tab-ref="1"/>vim<text:tab/>Igual que el vi pero mejorado.</text:p>
      <text:p text:style-name="P5">169<text:tab text:tab-ref="1"/>visudo<text:tab/>Editor para el archivo de configuración /etc/sudoers de sudo.</text:p>
      <text:p text:style-name="P5">170<text:tab text:tab-ref="1"/>vmstat<text:tab/>Proporciona información sobre la memoria virtual.</text:p>
      <text:p text:style-name="P5">171<text:tab text:tab-ref="1"/>vmstat<text:tab/>Reporta estadísticas sobre la memoria virtual.</text:p>
      <text:p text:style-name="P5">172<text:tab text:tab-ref="1"/>w<text:tab/>Muestra quien esta conectado al sistema y que esta haciendo.</text:p>
      <text:p text:style-name="P5">173<text:tab text:tab-ref="1"/>wall<text:tab/>Manda un mensaje a todas las terminales.</text:p>
      <text:p text:style-name="P5">174<text:tab text:tab-ref="1"/>warnquota<text:tab/>Configura /etc/warnquota.conf como complemento de mensajes para cuotas de disco.</text:p>
      <text:p text:style-name="P5">175<text:tab text:tab-ref="1"/>wc<text:tab/>Cuenta palabras, líneas, caracteres de un archivo o listado.</text:p>
      <text:p text:style-name="P5">176<text:tab text:tab-ref="1"/>wget<text:tab/>Descargador de archivos desde Internet, no interactivo.</text:p>
      <text:p text:style-name="P5">177<text:tab text:tab-ref="1"/>whereis<text:tab/>Localiza el binario, fuentes y/o librerias, y documentación de un comado.</text:p>
      <text:p text:style-name="P5">178<text:tab text:tab-ref="1"/>which<text:tab/>Muestra la ruta completa de un comando.</text:p>
      <text:p text:style-name="P5">179<text:tab text:tab-ref="1"/>who<text:tab/>Muestra quien esta conectado al sistema.</text:p>
      <text:p text:style-name="P5">180<text:tab text:tab-ref="1"/>xhost<text:tab/>Control de acceso para sesiones X.</text:p>
      <text:p text:style-name="P5">181<text:tab text:tab-ref="1"/>xkill<text:tab/>Mata o termina a un cliente X, es decir, a un programa gráfico.</text:p>
      <text:p text:style-name="P5">182<text:tab text:tab-ref="1"/>yes<text:tab/>Imprime una cadena repetidamente hasta que sea terminado o matado el comando.</text:p>
      <text:p text:style-name="P5">183<text:tab text:tab-ref="1"/>yum<text:tab/>Herramienta de actualización/instalación remota de paquetes, distros basadas en rpm (usada en fedora, redhat y derivados).</text:p>
      <text:p text:style-name="P5">184<text:tab text:tab-ref="1"/>zcat<text:tab/>Descomprime / muestra archivos comprimidos con gunzip (es idéntico a utilizar gunzip -c)</text:p>
      <text:p text:style-name="P5">185<text:tab text:tab-ref="1"/>zless<text:tab/>Permite mostrar el contenido de archivos comprimidos.</text:p>
      <text:p text:style-name="P5">186<text:tab text:tab-ref="1"/>zmore<text:tab/>Permite mostrar el contenido de archivos comprimido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Sans Serif" svg:font-family="Sans Serif"/>
  </office:font-face-decls>
  <office:styles>
    <style:default-style style:family="paragraph">
      <style:paragraph-properties style:tab-stop-distance="42.5197587pt"/>
    </style:default-style>
    <style:style style:name="Standard" style:display-name="Standard" style:family="paragraph">
      <style:paragraph-properties fo:background-color="transparent" fo:line-height="100%" fo:margin-bottom="0pt" fo:margin-left="0pt" fo:margin-right="0pt" fo:margin-top="0pt" fo:text-align="left" fo:text-indent="0pt">
        <style:tab-stops/>
      </style:paragraph-properties>
      <style:text-properties fo:background-color="transparent" fo:color="#000000" fo:country="US" fo:font-size="10pt" fo:font-style="normal" fo:font-variant="normal" fo:font-weight="normal" fo:hyphenate="false" fo:language="en" fo:text-shadow="none" fo:text-transform="none" style:font-name="Sans Serif" style:text-line-through-style="none" style:text-line-through-type="none" style:text-position="0%" style:text-underline-color="font-color" style:text-underline-mode="continuous" style:text-underline-style="none" style:text-underline-type="none"/>
    </style:style>
    <style:style style:name="U2" style:parent-style-name="Standard" style:default-outline-level="1" style:display-name="Head 1" style:family="paragraph" style:list-style-name="L1" style:next-style-name="Standard">
      <style:paragraph-properties/>
      <style:text-properties fo:font-size="20pt" fo:font-weight="bold"/>
    </style:style>
    <style:style style:name="U3" style:parent-style-name="Standard" style:default-outline-level="2" style:display-name="Head 2" style:family="paragraph" style:list-style-name="L2" style:next-style-name="Standard">
      <style:paragraph-properties/>
      <style:text-properties fo:font-size="16pt" fo:font-weight="bold"/>
    </style:style>
    <style:style style:name="U4" style:parent-style-name="Standard" style:default-outline-level="3" style:display-name="Head 3" style:family="paragraph" style:list-style-name="L3" style:next-style-name="Standard">
      <style:paragraph-properties/>
      <style:text-properties fo:font-size="12pt" fo:font-weight="bold"/>
    </style:style>
    <style:style style:name="U5" style:parent-style-name="Standard" style:display-name="Enumerated List" style:family="paragraph" style:list-style-name="L4">
      <style:paragraph-properties/>
      <style:text-properties/>
    </style:style>
    <style:style style:name="U6" style:parent-style-name="Standard" style:display-name="Alphabetical List" style:family="paragraph" style:list-style-name="L5">
      <style:paragraph-properties/>
      <style:text-properties/>
    </style:style>
    <style:style style:name="U7" style:parent-style-name="Standard" style:display-name="Bullet List" style:family="paragraph" style:list-style-name="L6">
      <style:paragraph-properties/>
      <style:text-properties/>
    </style:style>
    <style:style style:name="new1" style:parent-style-name="Standard" style:display-name="Header" style:family="paragraph" style:next-style-name="Standard">
      <style:paragraph-properties fo:border-bottom="2pt solid #ffffff" fo:margin-left="28.3465058pt" fo:margin-right="28.3465058pt"/>
      <style:text-properties fo:color="#ffffff" fo:font-size="14pt"/>
    </style:style>
    <style:style style:name="new2" style:parent-style-name="Standard" style:display-name="Footer" style:family="paragraph" style:next-style-name="Standard">
      <style:paragraph-properties fo:margin-right="28.3465058pt"/>
      <style:text-properties fo:color="#b05648" fo:font-size="14pt"/>
    </style:style>
    <style:style style:name="new3" style:parent-style-name="Standard" style:display-name="Footer-Numbering" style:family="paragraph">
      <style:paragraph-properties fo:margin-right="28.3465058pt"/>
      <style:text-properties fo:color="#b05648" fo:font-size="18pt"/>
    </style:style>
    <style:style style:name="Plain" style:display-name="Plain" style:family="graphic">
      <style:graphic-properties fo:background-color="#ffffff" fo:border="none"/>
    </style:style>
    <style:style style:name="fr3" style:display-name="Borders 1" style:family="graphic">
      <style:graphic-properties fo:background-color="#ffffff" fo:border="1pt solid #000000"/>
    </style:style>
    <style:style style:name="fr4" style:display-name="Borders 2" style:family="graphic">
      <style:graphic-properties fo:background-color="#ffffff" fo:border="2pt solid #000000"/>
    </style:style>
    <style:style style:name="fr5" style:display-name="Borders 3" style:family="graphic">
      <style:graphic-properties fo:background-color="#ffffff" fo:border="3pt solid #000000"/>
    </style:style>
    <style:style style:name="Row" style:display-name="Row" style:family="graphic">
      <style:graphic-properties fo:background-color="#ffffff" fo:border-bottom="1pt solid #000000" fo:border-left="none" fo:border-right="none" fo:border-top="1pt solid #000000"/>
    </style:style>
    <style:style style:name="Column" style:display-name="Column" style:family="graphic">
      <style:graphic-properties fo:background-color="#ffffff" fo:border-bottom="none" fo:border-left="1pt solid #000000" fo:border-right="1pt solid #000000" fo:border-top="none"/>
    </style:style>
    <style:style style:name="fr6" style:display-name="Light Gray" style:family="graphic">
      <style:graphic-properties fo:background-color="#d3d3d3" fo:border="1pt solid #000000"/>
    </style:style>
    <style:style style:name="fr7" style:display-name="Dark Gray" style:family="graphic">
      <style:graphic-properties fo:background-color="#a9a9a9" fo:border="1pt solid #000000"/>
    </style:style>
    <style:style style:name="Black" style:display-name="Black" style:family="graphic">
      <style:graphic-properties fo:background-color="#000000" fo:border="1pt solid #000000"/>
    </style:style>
    <style:style style:name="fr8" style:display-name="Light Blue" style:family="graphic">
      <style:graphic-properties fo:background-color="#add8e6" fo:border="1pt solid #000000"/>
    </style:style>
    <style:style style:name="fr9" style:display-name="Dark Blue" style:family="graphic">
      <style:graphic-properties fo:background-color="#00008b" fo:border="1pt solid #000000"/>
    </style:style>
    <style:style style:name="Red" style:display-name="Red" style:family="graphic">
      <style:graphic-properties fo:background-color="#ff0000" fo:border="1pt solid #000000"/>
    </style:style>
    <style:style style:name="Yellow" style:display-name="Yellow" style:family="graphic">
      <style:graphic-properties fo:background-color="#ffff00" fo:border="1pt solid #000000"/>
    </style:style>
    <style:style style:name="Colorful" style:display-name="Colorful" style:family="graphic">
      <style:graphic-properties fo:background-color="#ffff00" fo:border="1pt solid #ff0000"/>
    </style:style>
    <style:style style:name="Bluish" style:display-name="Bluish" style:family="graphic">
      <style:graphic-properties fo:background-color="#add8e6" fo:border="1pt solid #00008b"/>
    </style:style>
    <text:list-style style:name="L1" style:display-name="Numbering Style for Head 1">
      <text:list-level-style-number text:level="1" text:display-levels="1" style:num-format="1" style:num-prefix="" style:num-suffix=".">
        <style:list-level-properties fo:text-align="start"/>
      </text:list-level-style-number>
    </text:list-style>
    <text:list-style style:name="L2" style:display-name="Numbering Style for Head 2">
      <text:list-level-style-number text:level="2" text:display-levels="2" style:num-format="1" style:num-prefix="" style:num-suffix=".">
        <style:list-level-properties fo:text-align="start"/>
      </text:list-level-style-number>
    </text:list-style>
    <text:list-style style:name="L3" style:display-name="Numbering Style for Head 3">
      <text:list-level-style-number text:level="3" text:display-levels="3" style:num-format="1" style:num-prefix="" style:num-suffix=".">
        <style:list-level-properties fo:text-align="start"/>
      </text:list-level-style-number>
    </text:list-style>
    <text:list-style style:name="L4" style:display-name="Numbering Style for Enumerated List">
      <text:list-level-style-number text:level="1" text:display-levels="1" style:num-format="1" style:num-prefix="" style:num-suffix=".">
        <style:list-level-properties fo:text-align="start"/>
      </text:list-level-style-number>
    </text:list-style>
    <text:list-style style:name="L5" style:display-name="Numbering Style for Alphabetical List">
      <text:list-level-style-number text:level="1" text:display-levels="1" style:num-format="a" style:num-prefix="" style:num-suffix=")">
        <style:list-level-properties fo:text-align="start"/>
      </text:list-level-style-number>
    </text:list-style>
    <text:list-style style:name="L6" style:display-name="Numbering Style for Bullet List">
      <text:list-level-style-bullet text:level="1" text:bullet-char="●" style:num-prefix="" style:num-suffix="">
        <style:list-level-properties fo:text-align="start"/>
      </text:list-level-style-bullet>
    </text:list-style>
    <text:outline-style>
      <text:outline-level-style text:level="1" text:display-levels="1" style:num-format="1" style:num-prefix="" style:num-suffix=".">
        <style:list-level-properties fo:text-align="start"/>
      </text:outline-level-style>
      <text:outline-level-style text:level="2" text:display-levels="2" style:num-format="1" style:num-prefix="" style:num-suffix=".">
        <style:list-level-properties fo:text-align="start"/>
      </text:outline-level-style>
      <text:outline-level-style text:level="3" text:display-levels="3" style:num-format="1" style:num-prefix="" style:num-suffix=".">
        <style:list-level-properties fo:text-align="start"/>
      </text:outline-level-style>
    </text:outline-style>
    <text:notes-configuration text:note-class="footnote" style:num-format="" style:num-prefix="" style:num-suffix="" text:footnotes-position="page" text:start-numbering-at="document"/>
    <text:notes-configuration text:note-class="endnote" style:num-format="i" style:num-prefix="" style:num-suffix="" text:start-numbering-at="document"/>
  </office:styles>
  <office:automatic-styles>
    <style:page-layout style:name="pm1" style:page-usage="all">
      <style:page-layout-properties fo:border="none" fo:margin-bottom="42.5197587pt" fo:margin-left="85.0395174pt" fo:margin-right="56.6930116pt" fo:margin-top="99.2127703pt" fo:page-height="841.89122226pt" fo:page-width="595.2766218pt" style:print-orientation="portrait">
        <style:columns fo:column-count="2" fo:column-gap="17.00790348pt"/>
        <style:footnote-sep style:adjustment="left" style:width="2pt" style:rel-width="20%" style:line-style="solid"/>
      </style:page-layout-properties>
      <style:footer-style>
        <style:header-footer-properties fo:min-height="0pt" fo:margin-top="10.0063165474pt"/>
      </style:footer-style>
    </style:page-layout>
    <style:style style:name="P1" style:parent-style-name="new2" style:family="paragraph" style:master-page-name="Standard">
      <style:paragraph-properties style:page-number="1" style:writing-mode="lr-tb"/>
      <style:text-properties/>
    </style:style>
  </office:automatic-styles>
  <office:master-styles>
    <style:master-page style:name="Standard" style:page-layout-name="pm1">
      <style:footer>
        <text:p text:style-name="P1">Página XVI<?opendocument cursor-positio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6.3</meta:generator>
    <meta:initial-creator>Unknown</meta:initial-creator>
    <meta:editing-cycles>2</meta:editing-cycles>
    <dc:date>2008-12-02T20:54:58</dc:date>
  </office:meta>
</office:document-meta>
</file>